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Helvetica" svg:font-family="Helvetica, Arial, sans-serif"/>
    <style:font-face style:name="Roboto" svg:font-family="Roboto, Helvetica, Arial, sans-serif"/>
    <style:font-face style:name="ff262" svg:font-family="ff26, Georgia1, Georgia, s"/>
    <style:font-face style:name="ff26" svg:font-family="ff26, Georgia1, Georgia, serif"/>
    <style:font-face style:name="ff28" svg:font-family="ff28, Arial, Arial, Helvetica, sans-serif"/>
    <style:font-face style:name="sans-serif" svg:font-family="sans-serif"/>
    <style:font-face style:name="Arial2" svg:font-family="Arial" style:font-family-generic="swiss"/>
    <style:font-face style:name="ff261" svg:font-family="ff26, Georgia1, Georgia, 'Liberation Sans'" style:font-family-generic="swiss"/>
    <style:font-face style:name="Arial1" svg:font-family="Arial" style:font-family-generic="roman" style:font-pitch="variable"/>
    <style:font-face style:name="Constantia" svg:font-family="Constantia" style:font-family-generic="roman" style:font-pitch="variable"/>
    <style:font-face style:name="Gabriola" svg:font-family="Gabriol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1" svg:font-family="'Noto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28pt" fo:language="el" fo:country="GR" officeooo:rsid="00133837" officeooo:paragraph-rsid="00133837" style:font-size-asian="28pt" style:font-size-complex="28pt"/>
    </style:style>
    <style:style style:name="P2" style:family="paragraph" style:parent-style-name="Standard">
      <style:text-properties fo:font-size="28pt" fo:language="en" fo:country="US" officeooo:rsid="00133837" officeooo:paragraph-rsid="00133837" style:font-size-asian="28pt" style:font-size-complex="28pt"/>
    </style:style>
    <style:style style:name="P3" style:family="paragraph" style:parent-style-name="Standard">
      <style:text-properties fo:font-size="14pt" fo:language="el" fo:country="GR" officeooo:rsid="00133837" officeooo:paragraph-rsid="00133837" style:font-size-asian="12.25pt" style:font-size-complex="14pt"/>
    </style:style>
    <style:style style:name="P4" style:family="paragraph" style:parent-style-name="Standard">
      <style:paragraph-properties fo:text-align="center" style:justify-single-word="false"/>
      <style:text-properties fo:font-size="14pt" fo:language="el" fo:country="GR" officeooo:rsid="00133837" officeooo:paragraph-rsid="00133837" style:font-size-asian="12.25pt" style:font-size-complex="14pt"/>
    </style:style>
    <style:style style:name="P5" style:family="paragraph" style:parent-style-name="Standard">
      <style:text-properties fo:font-size="14pt" fo:language="el" fo:country="GR" fo:font-weight="bold" officeooo:rsid="00133837" officeooo:paragraph-rsid="00133837" style:font-size-asian="12.25pt" style:font-weight-asian="bold" style:font-size-complex="14pt" style:font-weight-complex="bold"/>
    </style:style>
    <style:style style:name="P6" style:family="paragraph" style:parent-style-name="Standard">
      <style:paragraph-properties fo:text-align="center" style:justify-single-word="false"/>
      <style:text-properties fo:font-size="14pt" fo:language="el" fo:country="GR" fo:font-weight="bold" officeooo:rsid="00133837" officeooo:paragraph-rsid="00133837" style:font-size-asian="12.25pt" style:font-weight-asian="bold" style:font-size-complex="14pt" style:font-weight-complex="bold"/>
    </style:style>
    <style:style style:name="P7" style:family="paragraph" style:parent-style-name="Standard">
      <style:paragraph-properties fo:text-align="center" style:justify-single-word="false"/>
      <style:text-properties fo:font-size="14pt" fo:language="el" fo:country="GR" fo:font-weight="bold" officeooo:rsid="00259c9f" officeooo:paragraph-rsid="00259c9f" style:font-size-asian="14pt" style:font-weight-asian="bold" style:font-size-complex="14pt" style:font-weight-complex="bold"/>
    </style:style>
    <style:style style:name="P8" style:family="paragraph" style:parent-style-name="Standard">
      <style:text-properties fo:font-size="14pt" fo:language="el" fo:country="GR" fo:font-weight="normal" officeooo:rsid="00133837" officeooo:paragraph-rsid="00133837" style:font-size-asian="12.25pt" style:font-weight-asian="normal" style:font-size-complex="14pt" style:font-weight-complex="normal"/>
    </style:style>
    <style:style style:name="P9" style:family="paragraph" style:parent-style-name="Standard">
      <style:paragraph-properties fo:text-align="start" style:justify-single-word="false"/>
      <style:text-properties fo:font-size="14pt" fo:font-weight="bold" officeooo:paragraph-rsid="001f5c68" style:font-size-asian="14pt" style:font-weight-asian="bold" style:font-size-complex="14pt" style:font-weight-complex="bold"/>
    </style:style>
    <style:style style:name="P10" style:family="paragraph" style:parent-style-name="Standard">
      <style:paragraph-properties fo:text-align="start" style:justify-single-word="false"/>
      <style:text-properties fo:font-size="14pt" fo:font-weight="bold" officeooo:paragraph-rsid="00259c9f" style:font-size-asian="14pt" style:font-weight-asian="bold" style:font-size-complex="14pt" style:font-weight-complex="bold"/>
    </style:style>
    <style:style style:name="P11" style:family="paragraph" style:parent-style-name="Standard">
      <style:paragraph-properties fo:text-align="start" style:justify-single-word="false"/>
      <style:text-properties fo:font-size="14pt" fo:font-weight="bold" officeooo:paragraph-rsid="002632f5" style:font-size-asian="14pt" style:font-weight-asian="bold" style:font-size-complex="14pt" style:font-weight-complex="bold"/>
    </style:style>
    <style:style style:name="P12" style:family="paragraph" style:parent-style-name="Standard">
      <style:paragraph-properties fo:text-align="center" style:justify-single-word="false"/>
      <style:text-properties fo:font-size="14pt" fo:font-weight="bold" officeooo:rsid="002632f5" officeooo:paragraph-rsid="002632f5" style:font-size-asian="14pt" style:font-weight-asian="bold" style:font-size-complex="14pt" style:font-weight-complex="bold"/>
    </style:style>
    <style:style style:name="P13" style:family="paragraph" style:parent-style-name="Standard">
      <style:paragraph-properties fo:text-align="start" style:justify-single-word="false"/>
      <style:text-properties fo:font-size="14pt" fo:font-weight="bold" officeooo:rsid="002632f5" officeooo:paragraph-rsid="002632f5" style:font-size-asian="14pt" style:font-weight-asian="bold" style:font-size-complex="14pt" style:font-weight-complex="bold"/>
    </style:style>
    <style:style style:name="P14" style:family="paragraph" style:parent-style-name="Standard">
      <style:paragraph-properties fo:text-align="center" style:justify-single-word="false"/>
      <style:text-properties fo:font-size="14pt" fo:font-weight="bold" officeooo:rsid="00319f79" officeooo:paragraph-rsid="00319f79" style:font-size-asian="14pt" style:font-weight-asian="bold" style:font-size-complex="14pt" style:font-weight-complex="bold"/>
    </style:style>
    <style:style style:name="P15" style:family="paragraph" style:parent-style-name="Standard">
      <style:paragraph-properties fo:text-align="start" style:justify-single-word="false"/>
      <style:text-properties fo:font-size="14pt" fo:font-weight="normal" officeooo:rsid="002632f5" officeooo:paragraph-rsid="002632f5" style:font-size-asian="14pt" style:font-weight-asian="normal" style:font-size-complex="14pt" style:font-weight-complex="normal"/>
    </style:style>
    <style:style style:name="P16" style:family="paragraph" style:parent-style-name="Standard">
      <style:paragraph-properties fo:text-align="center" style:justify-single-word="false"/>
      <style:text-properties fo:font-size="14pt" fo:font-style="normal" style:text-underline-style="solid" style:text-underline-width="auto" style:text-underline-color="font-color" fo:font-weight="bold" officeooo:rsid="00281679" officeooo:paragraph-rsid="00319f79" style:font-size-asian="14pt" style:font-style-asian="normal" style:font-weight-asian="bold" style:font-size-complex="14pt" style:font-style-complex="normal" style:font-weight-complex="bold"/>
    </style:style>
    <style:style style:name="P17" style:family="paragraph" style:parent-style-name="Standard">
      <style:paragraph-properties fo:text-align="center" style:justify-single-word="false"/>
      <style:text-properties fo:font-size="14pt" fo:font-style="normal" style:text-underline-style="solid" style:text-underline-width="auto" style:text-underline-color="font-color" fo:font-weight="bold" officeooo:rsid="003eff6c" officeooo:paragraph-rsid="003eff6c" style:font-size-asian="14pt" style:font-style-asian="normal" style:font-weight-asian="bold" style:font-size-complex="14pt" style:font-style-complex="normal" style:font-weight-complex="bold"/>
    </style:style>
    <style:style style:name="P18" style:family="paragraph" style:parent-style-name="Standard">
      <style:paragraph-properties fo:text-align="center" style:justify-single-word="false"/>
      <style:text-properties fo:font-size="14pt" fo:font-style="normal" style:text-underline-style="none" fo:font-weight="normal" officeooo:rsid="00281679" officeooo:paragraph-rsid="002632f5" style:font-size-asian="14pt" style:font-style-asian="normal" style:font-weight-asian="normal" style:font-size-complex="14pt" style:font-style-complex="normal" style:font-weight-complex="normal"/>
    </style:style>
    <style:style style:name="P19" style:family="paragraph" style:parent-style-name="Standard">
      <style:text-properties fo:font-size="36pt" fo:language="el" fo:country="GR" fo:font-weight="bold" officeooo:rsid="00151cfd" officeooo:paragraph-rsid="00151cfd" style:font-size-asian="36pt" style:font-weight-asian="bold" style:font-size-complex="36pt" style:font-weight-complex="bold"/>
    </style:style>
    <style:style style:name="P20" style:family="paragraph" style:parent-style-name="Standard">
      <style:text-properties fo:font-size="13pt" fo:language="el" fo:country="GR" fo:font-weight="bold" officeooo:rsid="00151cfd" officeooo:paragraph-rsid="00151cfd" style:font-size-asian="11.3500003814697pt" style:font-weight-asian="bold" style:font-size-complex="13pt" style:font-weight-complex="bold"/>
    </style:style>
    <style:style style:name="P21" style:family="paragraph" style:parent-style-name="Standard">
      <style:paragraph-properties fo:text-align="center" style:justify-single-word="false"/>
      <style:text-properties fo:font-size="13pt" fo:language="el" fo:country="GR" fo:font-weight="bold" officeooo:rsid="001c39a3" officeooo:paragraph-rsid="001c39a3" style:font-size-asian="11.3500003814697pt" style:font-weight-asian="bold" style:font-size-complex="13pt" style:font-weight-complex="bold"/>
    </style:style>
    <style:style style:name="P22" style:family="paragraph" style:parent-style-name="Standard">
      <style:paragraph-properties fo:text-align="center" style:justify-single-word="false"/>
      <style:text-properties fo:font-size="13pt" fo:language="el" fo:country="GR" fo:font-weight="normal" officeooo:rsid="00169c42" officeooo:paragraph-rsid="00281679" style:font-size-asian="11.3500003814697pt" style:font-weight-asian="normal" style:font-size-complex="13pt" style:font-weight-complex="normal"/>
    </style:style>
    <style:style style:name="P23" style:family="paragraph" style:parent-style-name="Standard">
      <style:paragraph-properties fo:text-align="center" style:justify-single-word="false"/>
      <style:text-properties fo:font-size="13pt" fo:language="el" fo:country="GR" fo:font-weight="normal" officeooo:rsid="0018612f" officeooo:paragraph-rsid="00281679" style:font-size-asian="11.3500003814697pt" style:font-weight-asian="normal" style:font-size-complex="13pt" style:font-weight-complex="normal"/>
    </style:style>
    <style:style style:name="P24" style:family="paragraph" style:parent-style-name="Standard">
      <style:paragraph-properties fo:text-align="start" style:justify-single-word="false"/>
      <style:text-properties fo:font-size="13pt" fo:language="el" fo:country="GR" fo:font-weight="normal" officeooo:rsid="00259c9f" officeooo:paragraph-rsid="00259c9f" style:font-size-asian="11.3500003814697pt" style:font-weight-asian="normal" style:font-size-complex="13pt" style:font-weight-complex="normal"/>
    </style:style>
    <style:style style:name="P25" style:family="paragraph" style:parent-style-name="Standard">
      <style:paragraph-properties fo:text-align="center" style:justify-single-word="false"/>
      <style:text-properties fo:font-size="13pt" fo:language="el" fo:country="GR" fo:font-weight="normal" officeooo:rsid="002a786e" officeooo:paragraph-rsid="002a786e" style:font-size-asian="11.3500003814697pt" style:font-weight-asian="normal" style:font-size-complex="13pt" style:font-weight-complex="normal"/>
    </style:style>
    <style:style style:name="P26" style:family="paragraph" style:parent-style-name="Standard">
      <style:paragraph-properties fo:text-align="start" style:justify-single-word="false"/>
      <style:text-properties fo:font-size="13pt" officeooo:paragraph-rsid="001f5c68" style:font-size-asian="13pt" style:font-size-complex="13pt"/>
    </style:style>
    <style:style style:name="P27" style:family="paragraph" style:parent-style-name="Standard">
      <style:paragraph-properties fo:text-align="start" style:justify-single-word="false"/>
      <style:text-properties fo:font-size="13pt" officeooo:paragraph-rsid="00259c9f" style:font-size-asian="13pt" style:font-size-complex="13pt"/>
    </style:style>
    <style:style style:name="P28" style:family="paragraph" style:parent-style-name="Standard">
      <style:paragraph-properties fo:text-align="start" style:justify-single-word="false"/>
      <style:text-properties fo:font-size="13pt" fo:font-style="normal" style:text-underline-style="solid" style:text-underline-width="auto" style:text-underline-color="font-color" fo:font-weight="bold" officeooo:rsid="00281679" officeooo:paragraph-rsid="00319f79" style:font-size-asian="11.3500003814697pt" style:font-style-asian="normal" style:font-weight-asian="bold" style:font-size-complex="13pt" style:font-style-complex="normal" style:font-weight-complex="bold"/>
    </style:style>
    <style:style style:name="P29" style:family="paragraph" style:parent-style-name="Standard">
      <style:paragraph-properties fo:text-align="center" style:justify-single-word="false"/>
      <style:text-properties style:font-name="ff26" fo:font-size="13pt" fo:language="el" fo:country="GR" fo:font-weight="normal" officeooo:rsid="0018612f" officeooo:paragraph-rsid="00281679" style:font-size-asian="11.3500003814697pt" style:font-weight-asian="normal" style:font-size-complex="13pt" style:font-weight-complex="normal"/>
    </style:style>
    <style:style style:name="P30" style:family="paragraph" style:parent-style-name="Standard">
      <style:text-properties style:font-name="ff26" fo:font-size="13pt" fo:language="el" fo:country="GR" fo:font-weight="normal" officeooo:rsid="00169c42" officeooo:paragraph-rsid="001a8c5c" style:font-size-asian="11.3500003814697pt" style:font-weight-asian="normal" style:font-size-complex="13pt" style:font-weight-complex="normal"/>
    </style:style>
    <style:style style:name="P31" style:family="paragraph" style:parent-style-name="Standard">
      <style:paragraph-properties fo:text-align="center" style:justify-single-word="false"/>
      <style:text-properties style:font-name="ff26" fo:font-size="13pt" fo:language="el" fo:country="GR" fo:font-weight="normal" officeooo:rsid="00169c42" officeooo:paragraph-rsid="00281679" style:font-size-asian="11.3500003814697pt" style:font-weight-asian="normal" style:font-size-complex="13pt" style:font-weight-complex="normal"/>
    </style:style>
    <style:style style:name="P32" style:family="paragraph" style:parent-style-name="Standard">
      <style:paragraph-properties fo:text-align="start" style:justify-single-word="false"/>
      <style:text-properties style:font-name="ff26" fo:font-size="13pt" fo:language="el" fo:country="GR" fo:font-weight="normal" officeooo:rsid="001c39a3" officeooo:paragraph-rsid="001c39a3" style:font-size-asian="11.3500003814697pt" style:font-weight-asian="normal" style:font-size-complex="13pt" style:font-weight-complex="normal"/>
    </style:style>
    <style:style style:name="P33" style:family="paragraph" style:parent-style-name="Standard">
      <style:paragraph-properties fo:text-align="start" style:justify-single-word="false"/>
      <style:text-properties style:font-name="ff26" fo:font-size="13pt" fo:language="el" fo:country="GR" fo:font-weight="normal" officeooo:rsid="001f5c68" officeooo:paragraph-rsid="001f5c68" style:font-size-asian="11.3500003814697pt" style:font-weight-asian="normal" style:font-size-complex="13pt" style:font-weight-complex="normal"/>
    </style:style>
    <style:style style:name="P34" style:family="paragraph" style:parent-style-name="Standard">
      <style:paragraph-properties fo:text-align="center" style:justify-single-word="false"/>
      <style:text-properties style:font-name="ff26" fo:font-size="13pt" fo:language="el" fo:country="GR" fo:font-weight="normal" officeooo:rsid="001f5c68" officeooo:paragraph-rsid="001f5c68" style:font-size-asian="11.3500003814697pt" style:font-weight-asian="normal" style:font-size-complex="13pt" style:font-weight-complex="normal"/>
    </style:style>
    <style:style style:name="P35" style:family="paragraph" style:parent-style-name="Standard">
      <style:paragraph-properties fo:text-align="center" style:justify-single-word="false"/>
      <style:text-properties style:font-name="ff26" fo:font-size="13pt" fo:language="el" fo:country="GR" fo:font-weight="bold" officeooo:rsid="001c39a3" officeooo:paragraph-rsid="001c39a3" style:font-size-asian="11.3500003814697pt" style:font-weight-asian="bold" style:font-size-complex="13pt" style:font-weight-complex="bold"/>
    </style:style>
    <style:style style:name="P36" style:family="paragraph" style:parent-style-name="Standard">
      <style:paragraph-properties fo:text-align="center" style:justify-single-word="false"/>
      <style:text-properties style:font-name="ff26" fo:font-size="13pt" fo:language="el" fo:country="GR" fo:font-weight="bold" officeooo:rsid="001f5c68" officeooo:paragraph-rsid="001f5c68" style:font-size-asian="11.3500003814697pt" style:font-weight-asian="bold" style:font-size-complex="13pt" style:font-weight-complex="bold"/>
    </style:style>
    <style:style style:name="P37" style:family="paragraph" style:parent-style-name="Standard">
      <style:paragraph-properties fo:text-align="center" style:justify-single-word="false"/>
      <style:text-properties style:font-name="ff26" fo:font-size="13pt" fo:language="el" fo:country="GR" style:text-underline-style="none" fo:font-weight="normal" officeooo:rsid="00169c42" officeooo:paragraph-rsid="00281679" style:font-size-asian="11.3500003814697pt" style:font-weight-asian="normal" style:font-size-complex="13pt" style:font-weight-complex="normal"/>
    </style:style>
    <style:style style:name="P38" style:family="paragraph" style:parent-style-name="Standard">
      <style:paragraph-properties fo:text-align="center" style:justify-single-word="false"/>
      <style:text-properties style:font-name="ff26" fo:font-size="15pt" fo:language="el" fo:country="GR" fo:font-weight="bold" officeooo:rsid="00281679" officeooo:paragraph-rsid="00281679" style:font-size-asian="15pt" style:font-weight-asian="bold" style:font-size-complex="15pt" style:font-weight-complex="bold"/>
    </style:style>
    <style:style style:name="P39" style:family="paragraph" style:parent-style-name="Standard">
      <style:paragraph-properties fo:text-align="start" style:justify-single-word="false"/>
      <style:text-properties style:font-name="ff26" fo:font-size="15pt" fo:language="el" fo:country="GR" fo:font-weight="bold" officeooo:rsid="00286563" officeooo:paragraph-rsid="00286563" style:font-size-asian="15pt" style:font-weight-asian="bold" style:font-size-complex="15pt" style:font-weight-complex="bold"/>
    </style:style>
    <style:style style:name="P40" style:family="paragraph" style:parent-style-name="Standard">
      <style:paragraph-properties fo:text-align="center" style:justify-single-word="false"/>
      <style:text-properties style:font-name="ff26" fo:font-size="14pt" fo:language="el" fo:country="GR" fo:font-weight="normal" officeooo:rsid="001f5c68" officeooo:paragraph-rsid="001f5c68" style:font-size-asian="14pt" style:font-weight-asian="normal" style:font-size-complex="14pt" style:font-weight-complex="normal"/>
    </style:style>
    <style:style style:name="P41" style:family="paragraph" style:parent-style-name="Standard">
      <style:paragraph-properties fo:text-align="center" style:justify-single-word="false"/>
      <style:text-properties style:font-name="ff26" fo:font-size="14pt" fo:language="el" fo:country="GR" fo:font-weight="bold" officeooo:rsid="001f5c68" officeooo:paragraph-rsid="001f5c68" style:font-size-asian="14pt" style:font-weight-asian="bold" style:font-size-complex="14pt" style:font-weight-complex="bold"/>
    </style:style>
    <style:style style:name="P42" style:family="paragraph" style:parent-style-name="Standard">
      <style:paragraph-properties fo:text-align="start" style:justify-single-word="false"/>
      <style:text-properties style:font-name="ff26" fo:font-size="12pt" fo:language="el" fo:country="GR" fo:font-weight="normal" officeooo:rsid="001f5c68" officeooo:paragraph-rsid="001f5c68" style:font-size-asian="12pt" style:font-weight-asian="normal" style:font-size-complex="12pt" style:font-weight-complex="normal"/>
    </style:style>
    <style:style style:name="P43" style:family="paragraph" style:parent-style-name="Standard">
      <style:paragraph-properties fo:text-align="center" style:justify-single-word="false"/>
      <style:text-properties style:font-name="ff26" fo:font-size="12pt" fo:language="el" fo:country="GR" fo:font-weight="normal" officeooo:rsid="001f5c68" officeooo:paragraph-rsid="001f5c68" style:font-size-asian="12pt" style:font-weight-asian="normal" style:font-size-complex="12pt" style:font-weight-complex="normal"/>
    </style:style>
    <style:style style:name="P44" style:family="paragraph" style:parent-style-name="Standard">
      <style:paragraph-properties fo:text-align="start" style:justify-single-word="false"/>
      <style:text-properties style:font-name="ff26" fo:font-size="12pt" fo:language="el" fo:country="GR" fo:font-weight="normal" officeooo:rsid="001c39a3" officeooo:paragraph-rsid="001eb13c" style:font-size-asian="12pt" style:font-weight-asian="normal" style:font-size-complex="12pt" style:font-weight-complex="normal"/>
    </style:style>
    <style:style style:name="P45" style:family="paragraph" style:parent-style-name="Standard">
      <style:paragraph-properties fo:text-align="start" style:justify-single-word="false"/>
      <style:text-properties style:font-name="ff26" fo:font-size="12pt" fo:language="el" fo:country="GR" fo:font-weight="normal" officeooo:rsid="001c39a3" officeooo:paragraph-rsid="001f5c68" style:font-size-asian="12pt" style:font-weight-asian="normal" style:font-size-complex="12pt" style:font-weight-complex="normal"/>
    </style:style>
    <style:style style:name="P46" style:family="paragraph" style:parent-style-name="Standard">
      <style:text-properties style:font-name="ff26" fo:font-size="12pt" fo:language="el" fo:country="GR" fo:font-weight="normal" officeooo:rsid="00169c42" officeooo:paragraph-rsid="00169c42" style:font-size-asian="12pt" style:font-weight-asian="normal" style:font-size-complex="12pt" style:font-weight-complex="normal"/>
    </style:style>
    <style:style style:name="P47" style:family="paragraph" style:parent-style-name="Standard">
      <style:paragraph-properties fo:text-align="start" style:justify-single-word="false"/>
      <style:text-properties officeooo:paragraph-rsid="001f5c68"/>
    </style:style>
    <style:style style:name="P48" style:family="paragraph" style:parent-style-name="Standard">
      <style:paragraph-properties fo:text-align="start" style:justify-single-word="false"/>
      <style:text-properties officeooo:paragraph-rsid="00259c9f"/>
    </style:style>
    <style:style style:name="P49" style:family="paragraph" style:parent-style-name="Standard">
      <style:paragraph-properties fo:text-align="start" style:justify-single-word="false"/>
      <style:text-properties officeooo:paragraph-rsid="002632f5"/>
    </style:style>
    <style:style style:name="P50" style:family="paragraph" style:parent-style-name="Standard">
      <style:paragraph-properties fo:text-align="center" style:justify-single-word="false"/>
      <style:text-properties officeooo:paragraph-rsid="002632f5"/>
    </style:style>
    <style:style style:name="P51" style:family="paragraph" style:parent-style-name="Standard">
      <style:paragraph-properties fo:text-align="center" style:justify-single-word="false"/>
      <style:text-properties officeooo:paragraph-rsid="00319f79"/>
    </style:style>
    <style:style style:name="P52" style:family="paragraph" style:parent-style-name="Standard">
      <style:paragraph-properties fo:text-align="start" style:justify-single-word="false"/>
      <style:text-properties style:font-name="ff261" fo:font-size="13pt" fo:language="el" fo:country="GR" fo:font-weight="normal" officeooo:rsid="001f5c68" officeooo:paragraph-rsid="001f5c68" style:font-size-asian="11.3500003814697pt" style:font-weight-asian="normal" style:font-size-complex="13pt" style:font-weight-complex="normal"/>
    </style:style>
    <style:style style:name="P53" style:family="paragraph" style:parent-style-name="Standard">
      <style:paragraph-properties fo:text-align="center" style:justify-single-word="false"/>
      <style:text-properties fo:font-weight="bold" officeooo:paragraph-rsid="001f5c68" style:font-weight-asian="bold" style:font-weight-complex="bold"/>
    </style:style>
    <style:style style:name="P54" style:family="paragraph" style:parent-style-name="Standard">
      <style:paragraph-properties fo:text-align="center" style:justify-single-word="false"/>
      <style:text-properties style:font-name="Liberation Serif" fo:font-size="13pt" fo:language="el" fo:country="GR" fo:font-weight="bold" officeooo:rsid="001f5c68" officeooo:paragraph-rsid="001f5c68" style:font-size-asian="11.3500003814697pt" style:font-weight-asian="bold" style:font-size-complex="13pt" style:font-weight-complex="bold"/>
    </style:style>
    <style:style style:name="P55" style:family="paragraph" style:parent-style-name="Standard">
      <style:paragraph-properties fo:text-align="start" style:justify-single-word="false"/>
      <style:text-properties style:font-name="Liberation Serif" fo:font-size="12pt" officeooo:paragraph-rsid="0023190e" style:font-size-asian="12pt" style:font-size-complex="12pt"/>
    </style:style>
    <style:style style:name="P56" style:family="paragraph" style:parent-style-name="Standard">
      <style:text-properties fo:font-size="12pt" fo:language="el" fo:country="GR" fo:font-weight="normal" officeooo:rsid="00169c42" officeooo:paragraph-rsid="001a8c5c" style:font-size-asian="12pt" style:font-weight-asian="normal" style:font-size-complex="12pt" style:font-weight-complex="normal"/>
    </style:style>
    <style:style style:name="P57" style:family="paragraph" style:parent-style-name="Standard">
      <style:text-properties fo:font-size="12pt" fo:language="el" fo:country="GR" fo:font-weight="normal" officeooo:rsid="00169c42" officeooo:paragraph-rsid="00169c42" style:font-size-asian="12pt" style:font-weight-asian="normal" style:font-size-complex="12pt" style:font-weight-complex="normal"/>
    </style:style>
    <style:style style:name="P58" style:family="paragraph" style:parent-style-name="Standard">
      <style:text-properties fo:font-size="12pt" fo:language="el" fo:country="GR" fo:font-weight="normal" officeooo:rsid="00151cfd" officeooo:paragraph-rsid="00151cfd" style:font-size-asian="12pt" style:font-weight-asian="normal" style:font-size-complex="12pt" style:font-weight-complex="normal"/>
    </style:style>
    <style:style style:name="P59" style:family="paragraph" style:parent-style-name="Standard">
      <style:text-properties fo:font-size="12pt" fo:language="el" fo:country="GR" fo:font-weight="bold" officeooo:rsid="00151cfd" officeooo:paragraph-rsid="00151cfd" style:font-size-asian="12pt" style:font-weight-asian="bold" style:font-size-complex="12pt" style:font-weight-complex="bold"/>
    </style:style>
    <style:style style:name="P60" style:family="paragraph" style:parent-style-name="Standard">
      <style:paragraph-properties fo:text-align="center" style:justify-single-word="false"/>
      <style:text-properties fo:font-size="12pt" fo:font-weight="bold" officeooo:paragraph-rsid="001f5c68" style:font-size-asian="12pt" style:font-weight-asian="bold" style:font-size-complex="12pt" style:font-weight-complex="bold"/>
    </style:style>
    <style:style style:name="P61" style:family="paragraph" style:parent-style-name="Standard">
      <style:paragraph-properties fo:text-align="start" style:justify-single-word="false"/>
      <style:text-properties fo:font-size="12pt" fo:font-weight="normal" officeooo:paragraph-rsid="00259c9f" style:font-size-asian="12pt" style:font-weight-asian="normal" style:font-size-complex="12pt" style:font-weight-complex="normal"/>
    </style:style>
    <style:style style:name="P62" style:family="paragraph" style:parent-style-name="Standard">
      <style:paragraph-properties fo:text-align="start" style:justify-single-word="false"/>
      <style:text-properties fo:font-size="12pt" fo:font-weight="normal" officeooo:paragraph-rsid="001f5c68" style:font-size-asian="12pt" style:font-weight-asian="normal" style:font-size-complex="12pt" style:font-weight-complex="normal"/>
    </style:style>
    <style:style style:name="P63" style:family="paragraph" style:parent-style-name="Standard">
      <style:paragraph-properties fo:text-align="start" style:justify-single-word="false"/>
      <style:text-properties fo:font-size="12pt" fo:font-weight="normal" officeooo:rsid="002632f5" officeooo:paragraph-rsid="002632f5" style:font-size-asian="12pt" style:font-weight-asian="normal" style:font-size-complex="12pt" style:font-weight-complex="normal"/>
    </style:style>
    <style:style style:name="P64" style:family="paragraph" style:parent-style-name="Standard">
      <style:paragraph-properties fo:text-align="start" style:justify-single-word="false"/>
      <style:text-properties fo:font-size="12pt" officeooo:paragraph-rsid="00259c9f" style:font-size-asian="12pt" style:font-size-complex="12pt"/>
    </style:style>
    <style:style style:name="P65" style:family="paragraph" style:parent-style-name="Standard">
      <style:paragraph-properties fo:text-align="start" style:justify-single-word="false"/>
      <style:text-properties fo:font-size="12pt" officeooo:paragraph-rsid="002632f5" style:font-size-asian="12pt" style:font-size-complex="12pt"/>
    </style:style>
    <style:style style:name="P66" style:family="paragraph" style:parent-style-name="Standard">
      <style:paragraph-properties fo:text-align="start" style:justify-single-word="false"/>
      <style:text-properties fo:font-size="12pt" officeooo:paragraph-rsid="0023190e" style:font-size-asian="12pt" style:font-size-complex="12pt"/>
    </style:style>
    <style:style style:name="P67" style:family="paragraph" style:parent-style-name="Standard">
      <style:paragraph-properties fo:text-align="start" style:justify-single-word="false"/>
      <style:text-properties fo:font-size="12pt" fo:font-style="normal" style:text-underline-style="none" fo:font-weight="normal" officeooo:rsid="00281679" officeooo:paragraph-rsid="00319f79"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center" style:justify-single-word="false"/>
      <style:text-properties fo:font-size="12pt" fo:font-style="normal" style:text-underline-style="none" fo:font-weight="normal" officeooo:rsid="0038eb14" officeooo:paragraph-rsid="0038eb14"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fo:font-size="12pt" fo:font-style="normal" style:text-underline-style="none" fo:font-weight="normal" officeooo:rsid="0038eb14" officeooo:paragraph-rsid="0038eb14"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center" style:justify-single-word="false"/>
      <style:text-properties fo:font-size="12pt" fo:font-style="normal" style:text-underline-style="solid" style:text-underline-width="auto" style:text-underline-color="font-color" fo:font-weight="bold" officeooo:rsid="00281679" officeooo:paragraph-rsid="00319f79" style:font-size-asian="12pt" style:font-style-asian="normal" style:font-weight-asian="bold" style:font-size-complex="12pt" style:font-style-complex="normal" style:font-weight-complex="bold"/>
    </style:style>
    <style:style style:name="P71"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officeooo:rsid="00281679" officeooo:paragraph-rsid="00319f79" style:font-size-asian="12pt" style:font-style-asian="normal" style:font-weight-asian="bold" style:font-size-complex="12pt" style:font-style-complex="normal" style:font-weight-complex="bold"/>
    </style:style>
    <style:style style:name="P72" style:family="paragraph" style:parent-style-name="Standard">
      <style:paragraph-properties fo:text-align="center" style:justify-single-word="false"/>
      <style:text-properties fo:font-size="15pt" fo:language="el" fo:country="GR" fo:font-weight="bold" officeooo:rsid="0029469a" officeooo:paragraph-rsid="0029469a" style:font-size-asian="15pt" style:font-weight-asian="bold" style:font-size-complex="15pt" style:font-weight-complex="bold"/>
    </style:style>
    <style:style style:name="P73" style:family="paragraph" style:parent-style-name="Standard">
      <style:paragraph-properties fo:text-align="center" style:justify-single-word="false"/>
      <style:text-properties fo:font-size="15pt" fo:font-style="normal" style:text-underline-style="none" fo:font-weight="bold" officeooo:rsid="00281679" officeooo:paragraph-rsid="00319f79" style:font-size-asian="15pt" style:font-style-asian="normal" style:font-weight-asian="bold" style:font-size-complex="15pt" style:font-style-complex="normal" style:font-weight-complex="bold"/>
    </style:style>
    <style:style style:name="P74" style:family="paragraph" style:parent-style-name="Standard">
      <style:paragraph-properties fo:text-align="start" style:justify-single-word="false"/>
      <style:text-properties fo:font-size="15pt" fo:font-style="normal" style:text-underline-style="none" fo:font-weight="bold" officeooo:rsid="00281679" officeooo:paragraph-rsid="00319f79" style:font-size-asian="15pt" style:font-style-asian="normal" style:font-weight-asian="bold" style:font-size-complex="15pt" style:font-style-complex="normal" style:font-weight-complex="bold"/>
    </style:style>
    <style:style style:name="P75" style:family="paragraph" style:parent-style-name="Standard">
      <style:paragraph-properties fo:text-align="center" style:justify-single-word="false"/>
      <style:text-properties fo:font-size="15pt" fo:font-style="normal" style:text-underline-style="none" fo:font-weight="bold" officeooo:rsid="00399fff" officeooo:paragraph-rsid="00399fff" style:font-size-asian="15pt" style:font-style-asian="normal" style:font-weight-asian="bold" style:font-size-complex="15pt" style:font-style-complex="normal" style:font-weight-complex="bold"/>
    </style:style>
    <style:style style:name="P76" style:family="paragraph" style:parent-style-name="Standard">
      <style:paragraph-properties fo:text-align="center" style:justify-single-word="false"/>
      <style:text-properties fo:font-size="15pt" fo:font-style="normal" style:text-underline-style="none" fo:font-weight="normal" officeooo:rsid="0038eb14" officeooo:paragraph-rsid="0038eb14" style:font-size-asian="15pt" style:font-style-asian="normal" style:font-weight-asian="normal" style:font-size-complex="15pt" style:font-style-complex="normal" style:font-weight-complex="normal"/>
    </style:style>
    <style:style style:name="P77" style:family="paragraph" style:parent-style-name="Standard">
      <style:paragraph-properties fo:text-align="start" style:justify-single-word="false"/>
      <style:text-properties style:text-underline-style="solid" style:text-underline-width="auto" style:text-underline-color="font-color" officeooo:paragraph-rsid="002632f5"/>
    </style:style>
    <style:style style:name="P78" style:family="paragraph" style:parent-style-name="Standard">
      <style:paragraph-properties fo:text-align="start" style:justify-single-word="false"/>
      <style:text-properties officeooo:rsid="0029469a" officeooo:paragraph-rsid="0029469a"/>
    </style:style>
    <style:style style:name="P79" style:family="paragraph" style:parent-style-name="Standard">
      <style:paragraph-properties fo:text-align="start" style:justify-single-word="false"/>
      <style:text-properties fo:font-variant="normal" fo:text-transform="none" fo:color="#000000" loext:opacity="100%" style:font-name="ff28" fo:letter-spacing="normal" fo:font-style="normal" style:text-underline-style="solid" style:text-underline-width="auto" style:text-underline-color="font-color" fo:font-weight="normal" officeooo:rsid="0029469a" officeooo:paragraph-rsid="0029469a" loext:padding="0cm" loext:border="none"/>
    </style:style>
    <style:style style:name="P80" style:family="paragraph" style:parent-style-name="Standard">
      <style:paragraph-properties fo:margin-left="0cm" fo:margin-right="0cm" fo:margin-top="0cm" fo:margin-bottom="0cm" style:contextual-spacing="false" fo:line-height="100%" fo:orphans="2" fo:widows="2" fo:text-indent="0cm" style:auto-text-indent="false"/>
      <style:text-properties fo:font-variant="normal" fo:text-transform="none" fo:color="#000000" loext:opacity="100%" style:font-name="Roboto" fo:letter-spacing="normal" fo:font-style="normal" fo:font-weight="normal" loext:padding="0cm" loext:border="none"/>
    </style:style>
    <style:style style:name="P81" style:family="paragraph" style:parent-style-name="One_20_Column_7e_LT_7e_Gliederung_20_1">
      <style:paragraph-properties fo:text-align="start" style:justify-single-word="false"/>
      <style:text-properties fo:font-size="12pt" fo:font-style="normal" style:text-underline-style="none" fo:font-weight="normal" officeooo:rsid="003a76c5" officeooo:paragraph-rsid="003a76c5" style:font-size-asian="12pt" style:font-style-asian="normal" style:font-weight-asian="normal" style:font-size-complex="12pt" style:font-style-complex="normal" style:font-weight-complex="normal"/>
    </style:style>
    <style:style style:name="P82" style:family="paragraph" style:parent-style-name="One_20_Column_7e_LT_7e_Gliederung_20_1">
      <style:text-properties fo:font-size="12pt" style:font-size-asian="12pt" style:font-size-complex="12pt"/>
    </style:style>
    <style:style style:name="P83" style:family="paragraph" style:parent-style-name="One_20_Column_7e_LT_7e_Gliederung_20_1">
      <style:paragraph-properties fo:text-align="start" style:justify-single-word="false"/>
      <style:text-properties style:font-name="Liberation Sans Narrow" fo:font-size="11pt" fo:font-style="normal" style:text-underline-style="none" fo:font-weight="normal" officeooo:rsid="00281679" officeooo:paragraph-rsid="00319f79" style:font-size-asian="11pt" style:font-style-asian="normal" style:font-weight-asian="normal" style:font-size-complex="11pt" style:font-style-complex="normal" style:font-weight-complex="normal"/>
    </style:style>
    <style:style style:name="P84" style:family="paragraph" style:parent-style-name="One_20_Column_7e_LT_7e_Gliederung_20_1">
      <style:text-properties style:font-name="Liberation Sans Narrow" fo:font-size="11pt" style:font-size-asian="11pt" style:font-size-complex="11pt"/>
    </style:style>
    <style:style style:name="P85" style:family="paragraph" style:parent-style-name="Standard">
      <style:paragraph-properties fo:text-align="center" style:justify-single-word="false"/>
      <style:text-properties fo:font-size="14pt" fo:font-style="normal" style:text-underline-style="solid" style:text-underline-width="auto" style:text-underline-color="font-color" fo:font-weight="bold" officeooo:rsid="00281679" officeooo:paragraph-rsid="00319f79" style:font-size-asian="14pt" style:font-style-asian="normal" style:font-weight-asian="bold" style:font-size-complex="14pt" style:font-style-complex="normal" style:font-weight-complex="bold"/>
    </style:style>
    <style:style style:name="P86" style:family="paragraph" style:parent-style-name="Standard">
      <style:paragraph-properties fo:text-align="center" style:justify-single-word="false"/>
      <style:text-properties fo:font-size="14pt" fo:font-style="normal" style:text-underline-style="solid" style:text-underline-width="auto" style:text-underline-color="font-color" fo:font-weight="bold" officeooo:rsid="003eff6c" officeooo:paragraph-rsid="003eff6c" style:font-size-asian="14pt" style:font-style-asian="normal" style:font-weight-asian="bold" style:font-size-complex="14pt" style:font-style-complex="normal" style:font-weight-complex="bold"/>
    </style:style>
    <style:style style:name="P87" style:family="paragraph" style:parent-style-name="Standard">
      <style:paragraph-properties fo:text-align="start" style:justify-single-word="false"/>
      <style:text-properties fo:font-size="14pt" fo:font-style="normal" style:text-underline-style="none" fo:font-weight="normal" officeooo:rsid="00281679" officeooo:paragraph-rsid="00319f79" style:font-size-asian="14pt" style:font-style-asian="normal" style:font-weight-asian="normal" style:font-size-complex="14pt" style:font-style-complex="normal" style:font-weight-complex="normal"/>
    </style:style>
    <style:style style:name="P88" style:family="paragraph" style:parent-style-name="Standard">
      <style:paragraph-properties fo:text-align="start" style:justify-single-word="false"/>
      <style:text-properties fo:font-size="14pt" fo:font-style="normal" style:text-underline-style="none" fo:font-weight="normal" officeooo:rsid="0043f909" officeooo:paragraph-rsid="0043f909" style:font-size-asian="14pt" style:font-style-asian="normal" style:font-weight-asian="normal" style:font-size-complex="14pt" style:font-style-complex="normal" style:font-weight-complex="normal"/>
    </style:style>
    <style:style style:name="P89" style:family="paragraph" style:parent-style-name="Standard">
      <style:paragraph-properties fo:text-align="start" style:justify-single-word="false"/>
      <style:text-properties fo:font-size="12pt" fo:font-style="normal" style:text-underline-style="none" fo:font-weight="normal" officeooo:rsid="00281679" officeooo:paragraph-rsid="00319f79" style:font-size-asian="10.5pt" style:font-style-asian="normal" style:font-weight-asian="normal" style:font-size-complex="12pt" style:font-style-complex="normal" style:font-weight-complex="normal"/>
    </style:style>
    <style:style style:name="P90" style:family="paragraph" style:parent-style-name="Standard">
      <style:text-properties fo:font-size="12pt" fo:language="el" fo:country="GR" fo:font-weight="normal" officeooo:rsid="00151cfd" officeooo:paragraph-rsid="00151cfd" style:font-size-asian="12pt" style:font-weight-asian="normal" style:font-size-complex="12pt" style:font-weight-complex="normal"/>
    </style:style>
    <style:style style:name="P91" style:family="paragraph" style:parent-style-name="Standard">
      <style:paragraph-properties fo:text-align="center" style:justify-single-word="false"/>
      <style:text-properties style:font-name="ff26" fo:font-size="13pt" fo:language="el" fo:country="GR" style:text-underline-style="none" fo:font-weight="normal" officeooo:rsid="00169c42" officeooo:paragraph-rsid="00281679" style:font-size-asian="11.3500003814697pt" style:font-weight-asian="normal" style:font-size-complex="13pt" style:font-weight-complex="normal"/>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officeooo:rsid="00281679"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2632f5" style:font-weight-asian="normal" style:font-weight-complex="normal"/>
    </style:style>
    <style:style style:name="T7" style:family="text">
      <style:text-properties fo:font-size="22pt" style:font-size-asian="22pt" style:font-size-complex="22pt"/>
    </style:style>
    <style:style style:name="T8" style:family="text">
      <style:text-properties style:font-name="ff26"/>
    </style:style>
    <style:style style:name="T9" style:family="text">
      <style:text-properties style:font-name="ff26" fo:font-size="12pt" fo:language="el" fo:country="GR" fo:font-weight="normal" officeooo:rsid="001f5c68" style:font-size-asian="12pt" style:font-weight-asian="normal" style:font-size-complex="12pt" style:font-weight-complex="normal"/>
    </style:style>
    <style:style style:name="T10" style:family="text">
      <style:text-properties officeooo:rsid="001a8c5c"/>
    </style:style>
    <style:style style:name="T11" style:family="text">
      <style:text-properties officeooo:rsid="001c39a3"/>
    </style:style>
    <style:style style:name="T12" style:family="text">
      <style:text-properties officeooo:rsid="001cf339"/>
    </style:style>
    <style:style style:name="T13" style:family="text">
      <style:text-properties officeooo:rsid="001eb13c"/>
    </style:style>
    <style:style style:name="T14" style:family="text">
      <style:text-properties officeooo:rsid="001f48f3"/>
    </style:style>
    <style:style style:name="T15" style:family="text">
      <style:text-properties fo:font-style="normal" officeooo:rsid="00281679" style:font-style-asian="normal" style:font-style-complex="normal"/>
    </style:style>
    <style:style style:name="T16" style:family="text">
      <style:text-properties fo:font-size="13pt" fo:language="el" fo:country="GR" fo:font-weight="normal" officeooo:rsid="00259c9f" style:font-size-asian="11.3500003814697pt" style:font-weight-asian="normal" style:font-size-complex="13pt" style:font-weight-complex="normal"/>
    </style:style>
    <style:style style:name="T17" style:family="text">
      <style:text-properties fo:font-size="13pt" officeooo:rsid="0023190e" style:font-size-asian="13pt" style:font-size-complex="13pt"/>
    </style:style>
    <style:style style:name="T18" style:family="text">
      <style:text-properties officeooo:rsid="0020c168"/>
    </style:style>
    <style:style style:name="T19" style:family="text">
      <style:text-properties officeooo:rsid="0022ad9a"/>
    </style:style>
    <style:style style:name="T20" style:family="text">
      <style:text-properties style:font-name="Liberation Sans" officeooo:rsid="0020c168"/>
    </style:style>
    <style:style style:name="T21" style:family="text">
      <style:text-properties style:font-name="ff261" officeooo:rsid="0020c168"/>
    </style:style>
    <style:style style:name="T22" style:family="text">
      <style:text-properties style:font-name="ff262" officeooo:rsid="0020c168"/>
    </style:style>
    <style:style style:name="T23" style:family="text">
      <style:text-properties style:font-name="ff262" fo:language="en" fo:country="US" officeooo:rsid="0020c168"/>
    </style:style>
    <style:style style:name="T24" style:family="text">
      <style:text-properties style:font-name="Constantia"/>
    </style:style>
    <style:style style:name="T25" style:family="text">
      <style:text-properties fo:font-size="14pt" style:font-size-asian="14pt" style:font-size-complex="14pt"/>
    </style:style>
    <style:style style:name="T26" style:family="text">
      <style:text-properties fo:font-size="14pt" officeooo:rsid="0023190e" style:font-size-asian="14pt" style:font-size-complex="14pt"/>
    </style:style>
    <style:style style:name="T27" style:family="text">
      <style:text-properties fo:font-size="14pt" fo:language="el" fo:country="GR" officeooo:rsid="0023190e" style:font-size-asian="14pt" style:font-size-complex="14pt"/>
    </style:style>
    <style:style style:name="T28" style:family="text">
      <style:text-properties style:font-name="Liberation Serif"/>
    </style:style>
    <style:style style:name="T29" style:family="text">
      <style:text-properties fo:font-size="12pt" style:font-size-asian="12pt" style:font-size-complex="12pt"/>
    </style:style>
    <style:style style:name="T30" style:family="text">
      <style:text-properties fo:font-size="12pt" fo:language="el" fo:country="GR" fo:font-weight="normal" officeooo:rsid="00259c9f" style:font-size-asian="12pt" style:font-weight-asian="normal" style:font-size-complex="12pt" style:font-weight-complex="normal"/>
    </style:style>
    <style:style style:name="T31" style:family="text">
      <style:text-properties officeooo:rsid="00296a3b"/>
    </style:style>
    <style:style style:name="T32" style:family="text">
      <style:text-properties officeooo:rsid="002bd656"/>
    </style:style>
    <style:style style:name="T33" style:family="text">
      <style:text-properties officeooo:rsid="002db14b"/>
    </style:style>
    <style:style style:name="T34" style:family="text">
      <style:text-properties officeooo:rsid="00325140"/>
    </style:style>
    <style:style style:name="T35" style:family="text">
      <style:text-properties officeooo:rsid="003f950a"/>
    </style:style>
    <style:style style:name="T36" style:family="text">
      <style:text-properties officeooo:rsid="003f9d06"/>
    </style:style>
    <style:style style:name="T37" style:family="text">
      <style:text-properties fo:language="el" fo:country="GR" officeooo:rsid="003f9d06"/>
    </style:style>
    <style:style style:name="T38" style:family="text">
      <style:text-properties officeooo:rsid="00415119"/>
    </style:style>
    <style:style style:name="T39" style:family="text">
      <style:text-properties officeooo:rsid="0042755f"/>
    </style:style>
    <style:style style:name="T40" style:family="text">
      <style:text-properties fo:font-variant="normal" fo:text-transform="none" fo:color="#ffffcd" loext:opacity="100%" style:font-name="Helvetica" fo:font-size="12pt" fo:letter-spacing="normal"/>
    </style:style>
    <style:style style:name="T41" style:family="text">
      <style:text-properties officeooo:rsid="0043f90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 text:c="17"/><text:span text:style-name="T3">Εργασία σε </text:span><text:span text:style-name="T2">Word </text:span></text:p>
      <text:p text:style-name="P2"/>
      <text:p text:style-name="P5"/>
      <text:p text:style-name="P5"/>
      <text:p text:style-name="P5"/>
      <text:p text:style-name="P5"/>
      <text:p text:style-name="P5"/>
      <text:p text:style-name="P4"><text:span text:style-name="T3">Έργο:</text:span> Η Πάροδος των Θηβών </text:p>
      <text:p text:style-name="P3"><text:s/></text:p>
      <text:p text:style-name="P6"/>
      <text:p text:style-name="P6"/>
      <text:p text:style-name="P4"><text:span text:style-name="T3">Συγγραφέας:</text:span> Καμπανέλλης</text:p>
      <text:p text:style-name="P5"/>
      <text:p text:style-name="P6"/>
      <text:p text:style-name="P6"/>
      <text:p text:style-name="P6">Μάθημα: <text:span text:style-name="T5">Ιστορία και δραματολογία Νεοελληνικού θεάτρου 1920-σήμερα </text:span></text:p>
      <text:p text:style-name="P8"/>
      <text:p text:style-name="P6"/>
      <text:p text:style-name="P6"/>
      <text:p text:style-name="P4"><text:span text:style-name="T3">Καθηγήτρια:</text:span> κ<text:span text:style-name="T1">. </text:span>Κοσμοπούλου</text:p>
      <text:p text:style-name="P6"/>
      <text:p text:style-name="P6"/>
      <text:p text:style-name="P6"/>
      <text:p text:style-name="P4"><text:span text:style-name="T3">Εξάμηνο:</text:span> 4ο</text:p>
      <text:p text:style-name="P3"/>
      <text:p text:style-name="P6"/>
      <text:p text:style-name="P6"/>
      <text:p text:style-name="P4"><text:span text:style-name="T3">Ονοματεπώνυμο μαθήτριας:</text:span> Ελευθερία Χατζηπανάγου</text:p>
      <text:p text:style-name="P3"/>
      <text:p text:style-name="P6"/>
      <text:p text:style-name="P6"/>
      <text:p text:style-name="P6">Α.Μ: <text:span text:style-name="T5">5052201900165</text:span></text:p>
      <text:p text:style-name="P8"/>
      <text:p text:style-name="P8"/>
      <text:p text:style-name="P8"/>
      <text:p text:style-name="P8"/>
      <text:p text:style-name="P8"/>
      <text:p text:style-name="P8"/>
      <text:p text:style-name="P8"/>
      <text:p text:style-name="P8"/>
      <text:p text:style-name="P8"/>
      <text:p text:style-name="P8"/>
      <text:p text:style-name="P8"/>
      <text:p text:style-name="P19"><text:soft-page-break/><text:span text:style-name="T7">Πάροδος Θηβών</text:span> </text:p>
      <text:p text:style-name="P20">Ιάκωβος Καμπανέλλης</text:p>
      <text:p text:style-name="P21"/>
      <text:p text:style-name="P21">Η ζωή του</text:p>
      <text:p text:style-name="P20"/>
      <text:p text:style-name="P59"/>
      <text:p text:style-name="P56">Ο Ιάκωβος Καμπανέλλης ήταν Έλληνας θεατρικός συγγραφέας, στιχουργός, σεναριογράφος, δημοσιογράφος και ακαδημαϊκός. Από τα θεατρικά του έργα τα πλέον γνωστά είναι "Η Στέλλα με τα κόκκινα γάντια", "Έβδομη μέρα της δημιουργίας", "Η Αυλή των θαυμάτων", "Ηλικία της νύχτας", "Παραμύθι χωρίς όνομα", "Γειτονιά των Αγγέλων", "Οδυσσέα γύρισε σπίτι", "Αποικία των τιμωρημένων", "Το μεγάλο μας τσίρκο"<text:span text:style-name="T11">και</text:span> "Ο εχθρός λαός".</text:p>
      <text:p text:style-name="P58"/>
      <text:p text:style-name="P58"><text:s/><text:span text:style-name="T10">Γ</text:span>εννήθηκε στη Νάξο στις 2 Δεκεμβρίου 1921 και είναι το έκτο από τα εννέα παιδιά του Στέφανου Καμπανέλλη, εμπειρικού φαρμακοποιού, και της Αικατερίνης Λάσκαρη. Ο πατέρας του καταγόταν από την Χίο, ενώ η μητέρα του προερχόταν από παλιά αρχοντική οικογένεια της Κωνσταντινούπολης.</text:p>
      <text:p text:style-name="P58">Ήδη από μαθητής στο δημοτικό σχολείο ο μικρός Ιάκωβος διακρίνεται για την κλίση του στη λογοτεχνία. Μετά τις δύο πρώτες τάξεις του Γυμνασίου, όπου έχει συμμαθητή τον Μανόλη Γλέζο, έντονα βιοποριστικά προβλήματα αναγκάζουν την οικογένεια να μεταφερθεί στην Αθήνα. Εγκαθίστανται στο Μεταξουργείο. Tην ημέρα εργάζεται και το βράδυ σπουδάζει σχεδιαστής τεχνικού σχεδίου στη νυχτερινή Σιβιτανίδειο Σχολή.</text:p>
      <text:p text:style-name="P58">Την ίδια εποχή, στην περιοχή που έμενε, στο Μεταξουργείο, γνωρίζεται με συνομηλίκους του που έχουν κοινές λογοτεχνικές ανησυχίες όπως οι: Τάσος Λειβαδίτης. Παράλληλα, εμπλουτίζει τις γνώσεις του με αναγνώσεις βιβλίων, κυρίως λογοτεχνίας και ιστορίας, που του αποκαλύπτουν την ανθρώπινη περιπέτεια αλλά και τα μυστικά της γραφής.</text:p>
      <text:p text:style-name="P58"/>
      <text:p text:style-name="P58">Κατά τη διάρκεια της Γερμανικής κατοχής (1942), σχεδιάζει μαζί μ' ένα φίλο του να καταφύγουν στη Μέση Ανατολή. Επειδή το χρηματικό ποσό που χρειάζονταν ήταν υπέρογκο, αποφασίζουν να περάσουν στην Ελβετία μέσω Αυστρίας. Στην διαδρομή από Βιέννη προς Ελβετία σε έναν έλεγχο συλλαμβάνονται στο Ίνσμπρουκ. Ο Καμπανέλλης μεταφέρεται στην Βιέννη για ανάκριση και καταλήγει στο στρατόπεδο συγκεντρώσεως και εξοντώσεως Μαουτχάουζεν.</text:p>
      <text:p text:style-name="P58">Εκεί θα παραμείνει ως τις 5 Μαΐου 1945, όταν το στρατόπεδο απελευθερώθηκε από τον αμερικανικό στρατό. Οι συγκρατούμενοι του, χίλιοι εκατό Έλληνες και Ελληνοεβραίοι, τον εκλέγουν αντιπρόσωπο τους στη Διεθνή επιτροπή που φροντίζει για την ανάρρωση και την επιστροφή τους στην Ελλάδα και στο Ισραήλ.</text:p>
      <text:p text:style-name="P58"/>
      <text:p text:style-name="P58">H τρίχρονη παραμονή στην πολυεθνική κοινότητα των τριάντα χιλιάδων μελλοθανάτων άφησε ανεξίτηλα τα σημάδια στην ψυχική και πνευματική συγκρότηση του ευαίσθητου νεαρού: το βίωμα της έσχατης ανθρώπινης αποκτήνωσης και διαστροφής, και από την άλλη το απίστευτο ψυχικό μεγαλείο του ανθρώπου μπροστά στο θάνατο, από μέρους των κρατουμένων, με πράξεις αλληλεγγύης, αυταπάρνησης, αυτοθυσίας, γενναιότητας και σοφίας, όπως το περιγράφει και ο ίδιος. Για τρία χρόνια ζούσε την κάθε μέρα και την κάθε στιγμή, σαν να ήταν η τελευταία του. Οποιαδήποτε ώρα θα μπορούσε να εκτελεστεί. H παρατηρητικότητά του, η κοινωνικότητά του, η οξυδέρκεια στην κρίση και η ψυχική ευαισθησία του να κανατοεί τους άλλους, οι ακραίες καταστάσεις ταπείνωσης και ηρωισμού, του έδωσαν εφόδια βάθους και εύρους για όλη την υπόλοιπη ζωή του, κυρίως τη συγγραφική. Όποιος για τρία χρόνια ζει συντροφιά με το θάνατο, των άλλων και το δικό του, γνωρίζει σε βάθος τη ζωή. Γίνεται ειλικρινής, αληθινός, διαυγής σαν κρύσταλλο, αποκτά βάθος, συμπόνια, σοφία, και το δώρο της συγχώρεσης.</text:p>
      <text:p text:style-name="P57"/>
      <text:p text:style-name="P57"><text:soft-page-break/>Όταν επέστρεψε στην Ελλάδα, μαγεύτηκε από τις παραστάσεις του Θεάτρου Τέχνης του Καρόλου Κουν. Προσπάθησε να γίνει ηθοποιός, ελλείψει όμως γυμνασιακού απολυτηρίου δεν έγινε αποδεκτός από το Εθνικό Θέατρο. Έτσι αφοσιώθηκε στο γράψιμο. Τον Καμπανέλλη ανακάλυψε ο Αδαμάντιος Λεμός. Το πρώτο θεατρικό έργο του ήταν «ο Χορός πάνω στα στάχυα», που παρουσιάστηκε τη θερινή θεατρική περίοδο του 1950 από τον θίασο Λεμού στο Θέατρο «Διονύσια» της Καλλιθέας.</text:p>
      <text:p text:style-name="P57"/>
      <text:p text:style-name="P57">Τον Οκτώβριο του 1981 τοποθετήθηκε στη θέση του διευθυντή ραδιοφωνίας της ΕΡΤ. Έγινε ακαδημαϊκός το 1999, στη νέα έδρα του Θεάτρου της Ακαδημίας Αθηνών.</text:p>
      <text:p text:style-name="P57"/>
      <text:p text:style-name="P57">Πέθανε στις 29 Μαρτίου 2011, λόγω νεφροπάθειας, λίγες μέρες μετά τον θάνατο της γυναίκας του Νίκης.</text:p>
      <text:p text:style-name="P46"/>
      <text:p text:style-name="P30"/>
      <text:p text:style-name="P30"/>
      <text:p text:style-name="P35">Το έργο του</text:p>
      <text:p text:style-name="P32"/>
      <text:p text:style-name="P32"/>
      <text:p text:style-name="P44">Με το τρίπτυχο <text:span text:style-name="T12">του, &lt;&lt; Δείπνος&gt;&gt; διαχειρίζεται με νέους τρόπους μια προυπάρχουσα θεματική,προσφέροντας έτσι προκλητικά ενδιαφέρον υλικό για τη θεωρία της διακειμενικότητας. Ειδικότερα η Πάροδος Θηβών, το τρίτο μονόπρακτο του τρίπτυχου, διαλέγεται με τον μύθο των Λαβδακιδών,έτσι οπως τον γνωρίζουμε απο την αρχαιοελληνική λογοτεχνία, το έπος και κυρίως </text:span><text:span text:style-name="T13">την τραγωδία.</text:span></text:p>
      <text:p text:style-name="P45"><text:span text:style-name="T13">Ο μύθος ενέπνευσε τους αρχαίους τραγικούς μένει αναλλοίωτος σε γενικές γραμμές <text:s/>και οι πρωταγωνιστές του είναι στο βάθος. Εγκαταλείπονται για χάρη των απλών ανθρώπων. Ο Καμπανέλλης δεν σχολιάζει τον μύθο ούτε τον ανατρέπει ουτε τον νοηματοδοτεί εκ νέου. Τον χειρίζεται όμως ως μεγεθυντικό φακό για τις πράξεις και τα αποτελέσματα </text:span><text:span text:style-name="T14">τους στην ζωή των απλών ανθρώπων. Γι’ αυτόν τον λόγο, οι αλλαγές που κάνει στον μύθο αφορούν είτε θέματα καθαρά περιφερειακά για τους αρχαίους τραγικούς είτε γεγονότα υστερόχρονα απο την εκδοχή του μύθου που αυτοί πραγματεύτηκαν.</text:span></text:p>
      <text:p text:style-name="P45"/>
      <text:p text:style-name="P42">Σε κάθε περίπτωση όμως αυτές οι &lt;&lt;επεμβάσεις&gt;&gt; δεν είναι τίποτα άλλο απο την αναμενόμενη απιστία που επιδεικνύει κάθε μεταγενέστερος χρήστης του μύθου έπειτα απο τον υποτιθέμενο αρχικό χρήστη. Στην περίπτωση μας βεβαίως κανένας αρχαίος Έλληνας δημιουργός δεν μπορεί να διεκδικήσει για τον εαυτό του την ιδιότητα του αρχαίου χρήστη του μύθου, αφού <text:span text:style-name="T18">απο την αρχαιότητα ήδη γνωρίζουμε τι</text:span><text:span text:style-name="T22">ς τροποποιήσεις που υπέστησαν οι μύθοι κατά το πέρασμά τους στην λογοτεχνία. Σύμφωνα με τον </text:span><text:span text:style-name="T23">Albouy, </text:span><text:span text:style-name="T22">ο λογοτεχνικός μύθος αποτελείται απο το αφήγημα που συν</text:span><text:span text:style-name="T20">ο</text:span><text:span text:style-name="T21">δεύει τον ιστορικό μύθο, και απο τις νέες σημασίες που προστίθενται σε αυτό. Όταν μια τέτοια σημασία δεν προστίθενται στα δεδομένα μίας παράδοσης, δεν υπάρχει λογοτεχνικός μύθος.</text:span></text:p>
      <text:p text:style-name="P52"/>
      <text:p text:style-name="P34"/>
      <text:p text:style-name="P34"/>
      <text:p text:style-name="P40"/>
      <text:p text:style-name="P41"/>
      <text:p text:style-name="P40"><text:span text:style-name="T3">Ο </text:span><text:span text:style-name="T4">Δείπνος</text:span><text:span text:style-name="T3">, μια ανάγνωση</text:span> </text:p>
      <text:p text:style-name="P43"/>
      <text:p text:style-name="P33"><text:span text:style-name="T29">Η παρουσία της ελληνικής αρχαιότητας στο έργο του είναι και σημαντική και σοβαρή ποσοτικά. Ο Καμπανέλλης στοχάζεται τη ζωή μας μέσα από συμβολικά πρόσωπα και μύθους της αρχαιότητας. «Συνομιλεί» με τους αρχαίους σαν ένας απόγονος μεγάλης οικογένειας, που ζητά τη βοήθεια των νεκρών προγόνων του στα δύσκολα της ζωής τους φαντάζεται πώς θα συμπεριφέρονταν και πώς θα ενεργούσαν αν ζούσαν στην εποχή μας </text:span><text:soft-page-break/><text:span text:style-name="T29">είτε αντιμετώπιζαν τα ίδια προβλήματα είτε</text:span> <text:span text:style-name="T29">είχαν μπροστά τους τις συνέπειες εκείνων ή είχαν τα δικά μας, τα σύγχρονα προβλήματα. Ο νέος δραματικός κόσμος, που βγαίνει από αυτή τη «συνομιλία», επαναλαμβάνει παλιά λάθη που δεν διορθώνονται ούτε στη «δεύτερη» ευκαιρία του ήρωα ή παθήματα που δεν γίνονται μαθήματα αλλά και ούτε είναι αρκετά για να αλλάξουν την τραγική μοίρα. </text:span></text:p>
      <text:p text:style-name="P42"/>
      <text:p text:style-name="P42">Από τη στόφα των τραγικών ηρώων είναι φτιαγμένοι σχεδόν όλοι οι ήρωες του Καμπανέλλη. Οι ήρωες, μυθικοί ή σύγχρονοι, είναι θύματα τραγικής ειρωνείας, γιατί πληρώνουν για δικές τους πράξεις δρουν χωρίς να έχουν συνειδητοποιήσει την αυτοπαγίδευσή τους και τη μοιραία τροχιά των πράξεών τους. Σε τέτοιες ώρες ο δραματουργός τους βλέπει σαν αστείες φιγούρες την ώρα που αγωνίζονται να κερδίσουν ό,τι τους έχει ήδη καταστρέφει. Η ειρωνεία είναι κατάσταση και ειμαρμένη στους ήρωες του Καμπανέλλη. Είναι το μάθημα που παίρνει από το «διάλογό» του με τον αρχαίο μύθο και αυτή η προσωπική του «ανάγνωση» κάνει να ξεχωρίζει η δική του συμβολή, ανάμεσα σε πολλές άλλες προσεγγίσεις στο παγκόσμιο θέατρο. Ο Καμπανέλλης στο διάλογο αυτό φαίνεται περισσότερο να ακολουθεί έναν ελληνικό κανόνα του μύθου, όπως έχει προκόψει από τις «αναγνώσεις» κυρίως της ποίησης, με τον Καβάφη, το Σεφέρη και το Ρίτσο, που συνδέουν με τρόπο φυσικό τον μυθικό με το σημερινό κόσμο. Τον καθοριστικό ρόλο που παίζει στο θέατρό του ο αρχαίος μύθος τον υπογραμμίζει ο ίδιος ο Καμπανέλλης μιλώντας για το έργο του. «Μοιραίο» αναδεικνύεται το πρόσωπο του ομηρικού Οδυσσέα στη δραματουργία του. Είναι ο πρώτος θεατρικός του χαρακτήρας (Οδυσσέα γύρισε σπίτι, γύρω στα 1950 με 1952). Θα συνεχίσει κάτω από προσωπεία, κρυμμένος μέσα σε άλλους ήρωες, σε όλη τη δραματουργική πορεία και θα ξαναβγεί σε πρώτο πλάνο στην Τελευταία πράξη (1997). Ενδιάμεσα, οι ήρωες δεν χάνουν το δεσμό με τον αρχαίο τους πρόγονο. Κάτω από διάφορα ονόματα και διαφορετικό περιβάλλον δράσης έχουμε ήρωες με στόφα ομηρική και μοίρα επική —«πολύτροπους» και «πολύπλαγχθους»—, γιατί κουβαλούν τα φορτία της μεγάλης, της συλλογικής ιστορίας μέσα στη δική τους, την προσωπική ζωή. </text:p>
      <text:p text:style-name="P42"/>
      <text:p text:style-name="P42">Στοιχεία από τον Οδυσσέα έχει ο Ιορδάνης στην Αυλή των θαυμάτων, που μοιάζει να παίρνει ρόλο Κορυφαίου σε Χορό ξεριζωμένων ανθρώπων —ξεριζωμένων από τόπους, σπίτια, ζωή, οράματα— αλλά και ο Οικοδεσπότης στον Αόρατό θίασο (1988), ή ο Ποριώτης στο Ο δρόμος περνά από μέσα (1990) και ο ήρωας στο Μια συνάντηση κάπου άλλον (1997). Η ατομικότητά τους είναι πολυπρισματική* κάθε ήρωας-Οδυσσέας είναι μια σύνοψη από μικρότερες οδύσσειες, καθώς αντανακλά στιγμές άλλων εγκιβωτισμένων εγώ, σαν να συμπυκνώνει μικρότερες βιογραφίες και βιοθεωρήσεις4. Ο Οδυσσέας επανέρχεται στην Τελευταία πράξη ως καθαρό σύμβολο. Δεν υπάρχει μέσα στο έργο η (φυσική) σκηνική του παρουσία* είναι μόνο ενέργεια που βάζει τον (δραματικό) κόσμο μπροστά σε διπλές θεάσεις, προικίζει τον άνθρωπο με το χάρισμα του θεάτρου να βλέπει ταυτόχρονα τις δύο όψεις, τα πρόσωπα και τα προσωπεία τους. Γίνεται έτσι ένα «δοκίμιο» αυτο-αναπαράστασης και θεάτρου μέσα στο θέατρο. Είναι, παράλληλα, ο Οδυσσέας της παραμυθίας, που έχει κάνει τους απολογισμούς του, του «πολύπλαγχθου» βίου του και έρχεται να μεταδώσει ένα «μέγιστο μάθημα» στον άνθρωπο, την ανάγκη να γίνουν ουσιαστικοί οι δεσμοί και να υπάρξουν σχέσεις βαθιάς κατανόησης ανάμεσα στους ανθρώπους. </text:p>
      <text:p text:style-name="P43"/>
      <text:p text:style-name="P42"/>
      <text:p text:style-name="P47"><text:span text:style-name="T9">Ένα διαφορετικό θέμα από την δραματουργική εκτύλιξη που συζητούμε, με βάση τον εσωτερικό ιστό που υφαίνει η persona του Οδυσσέα, έχει να κάνει με τη σκηνική καθιέρωση του Καμπανέλλη. Αυτή δεν ξεκινά με τα αρχαιόθεμα έργα του, αλλά με έργα που ταίριαζαν στο κλίμα που είχε διαμορφώσει ο αμερικάνικος ρεαλισμός του Τεννασσή Ουίλλιαμς και του Άρθουρ Μίλλερ με τις παραστάσεις του «Θεάτρου Τέχνης» του Κάρολου Κουν. Ο Καμπανέλλης ξεκινάει μαθητεύοντας στη σκηνή του θεάτρου, ειδικά του θεάτρου του Κουν. Η σχέση με το θέατρο ανοίγει τις προσωπικές του κρύπτες </text:span><text:soft-page-break/><text:span text:style-name="T9">δημιουργίας. Το ρεπερτόριο και το θεατρικό κλίμα ενός θεάτρου της πρωτοπορίας, όπως ήταν το Θέατρο Τέχνης, δεν τον αφήνει αδιάφορο. Η πρώτη παρουσία του στη σκηνή αρχίζει ποιητικά, με το Χορό πάνω στα στάχυα (Θίασος Πρόζας, 1950), που έδειχνε το νέο δραματουργό να ζητάει τους μεσογειακούς του δεσμούς και να βρίσκει την ποιητική του συγγένεια στο Ματωμένο γάμο του Λόρκα. Η καθιέρωση όμως έρχεται με την Αυλή των Θαυμάτων (Θέατρο Τέχνης, 1957-1958), το έργο που έγινε σύμβολο, που δείχνει τη μοίρα του κατατρεγμένου και οιονεί πρόσφυγα Νεοέλληνα, αυτού που ονειρεύεται ότι η ζωή του θα αλλάξει, που προσδοκά να γίνει καλύ</text:span>τερη και πάντα τον βρίσκουν τα χειρότερα. Μέσα σε αυτή τη συντριβή μένει κάτι. Είναι η συντροφικότητα έστω και στον πόνο. Γιαυτό στον πολυπρόσωπο δραματικό κόσμο της Αυλής, αλλά και άλλων έργων του Καμπανέλλη, ο χώρος είναι στενός και οι τύχες των ανθρώπων συγκρούονται τραγικά, όμως νιώθουν κάτι κοινό, πως δεν τους ξεχωρίζει ο πόνος αλλά ούτε και η ελπίδα.</text:p>
      <text:p text:style-name="P39"/>
      <text:p text:style-name="P39"/>
      <text:p text:style-name="P39"/>
      <text:p text:style-name="P38">ΠΑΡΟΔΟΣ ΘΗΒΏΝ</text:p>
      <text:p text:style-name="P36"/>
      <text:p text:style-name="P36"><text:s/>Η <text:span text:style-name="T19">λειτουργία των μύθων στο έργο του</text:span></text:p>
      <text:p text:style-name="P36">Κ<text:span text:style-name="T19">αμπανέλλη</text:span>.</text:p>
      <text:p text:style-name="P54"/>
      <text:p text:style-name="P55">H καμπανελλική δημιουργία η οποία αντιπροσωπεύει και συμπυκνώνει ολόκληρο το ελληνικό μεταπολεμικό θέατρο, προσπάθησε να αξιοποιήσει τους τραγικούς μύθους της αρχαιότητας. Ο Καμπανέλλης απέδειξε ότι είναι έξοχος ανανεωτής των αρχαίων μυθολογικών χαρακτήρων τους οποίους εκσυγχρονίζει και αναπλάθει μέσα από το πρίσμα του δικού του προσωπικού συναισθηματικού κόσμου. Χειρίζεται με πλήρη ελευθερία τα πρόσωπα των αρχαίων μύθων τα οποία συναντώνται, διασταυρώνονται σε μια αγωνιώδη πορεία αναζήτησης της αλήθειας και επιβεβαίωσης των επιλογών τους. Αντίθετα με την επικρατούσα παράδοση, η οποία έδειχνε μια υπερβάλλουσα εμμονή στην προβολή της σύγχρονης πραγματικότητας, ο Καμπανέλλης, με ουμανιστικό χαμόγελο και κατασταλαγμένη σοφία στρέφεται για δεύτερη φορά στον αρχαίο κόσμο και καταπιάνεται με τον οίκο των Ατρειδών και των Λαβδακιδών σε μια προσπάθεια να αξιοποιήσει τους τραγικούς μύθους της αρχαιότητας, εγκαθιδρύοντας έτσι ένα σύγχρονο διάλογο με την κλασική τραγωδία και τους αρχετυπικούς μύθους της. Έχοντας γόνιμα αφομοιωμένη όλη την παράδοση της νεότερης δραματουργίας του ελληνικού και παγκόσμιου θεάτρου, πραγματοποιεί μια πετυχημένη σύζευξη της αρχαιοελληνικής τραγωδίας με το νεότερο δράμα. Ο Καμπανέλλης προχωρά σε μια εμβάθυνση στο ανθρωπολογικό τοπίο, σε μια βαθύτερη ψυχογραφική διερεύνηση των ανθρώπινων πράξεων. Οι ήρωες του και οι πράξεις τους κρίνονται, δικαιώνονται ή καταδικάζονται. </text:p>
      <text:p text:style-name="P55"/>
      <text:p text:style-name="P66"><text:span text:style-name="T28">Με το τρίπτυχο </text:span><text:span text:style-name="T24">Δείπνο </text:span>επιχειρεί μια σύγχρονη δραματική επανεπεξεργασία του μύθου των Ατρειδών και των Λαβδακιδών. Η απόπειρα αυτή αποκτά ξεχωριστό ενδιαφέρον και σπουδαιότητα αφού πρόθεση του συγγραφέα είναι να παρέμβει στις γνωστές από τους τραγικούς μύθους υποθέσεις και να προτείνει τις δικές του εκδοχές. Το παρελθόν των νεκρών πρωταγωνιστών της μοίρας των Ατρειδών και το παρόν των ζωντανών μελών της οικογένειάς τους στο Δείπνο, η μοίρα των μεγάλων (Οιδίποδα, Αντιγόνη, Κρέοντα) αλλά και των μικρών άσημων ηρώων στην Πάροδο Θηβών, οι οποίοι χωρίς να το θέλουν συμμετέχουν καθοριστικά στα τραγικά γεγονότα, αξιοποιούνται και αναδεικνύονται με τον καλύτερο τρόπο. Σύμφωνα με τον Θ. Γραμματά «ο συγγραφέας προτείνει όχι μόνο μια διακειμενική ανάγνωση του αρχαίου μύθου, που ως τέτοια εμπλουτίζει τις πολλαπλές δυνατότητες σημασιοδότησής του, αλλά ακόμα αναδείχνει τη διαχρονικότητα της τραγωδίας, η οποία, τηρουμένων βέβαια κάποιων αναλογιών, γίνεται ζωντανό στοιχείο έμπνευσης για το δραματουργό κάθε κοινωνίας και εποχής». Ο ώριμος πια δραματουργός, μέσα στις νέες συνθήκες που δημιουργήθηκαν όχι μόνο στην Ελλάδα, αλλά και παγκοσμίως, <text:soft-page-break/>διαχειρίζεται με νέους τρόπους μια προϋπάρχουσα θεματική, ενεργοποιώντας τους μηχανισμούς υποδοχής και αφομοίωσης του θεατή και του αναγνωστικού κοινού. </text:p>
      <text:p text:style-name="P66"/>
      <text:p text:style-name="P66">Η ιδιαιτερότητα και η πρωτοτυπία στις νέες συνθέσεις που περιλαμβάνει το τρίπτυχο Δείπνο και δη στην υπό εξέταση Πάροδο Θηβών έγκειται στον τρόπο με τον οποίο ήδη γνωστά δεδομένα οργανώνονται και λειτουργούν στη μεταγενέστερη εκδοχή τους. Ο Καμπανέλλης έχει συνείδηση του εγχειρήματός του. Χαρακτηρίζει τα έργα του «σπουδές και απόπειρες» και επισημαίνει ότι δεν είχε καμία πρόθεση να αναπαραγάγει τραγωδία αλλά χρησιμοποίησε καταστάσεις και χαρακτήρες από τους αρχαίους μύθους για να κάνει οικεία στους θεατές όσα ήθελε να πει.Ως εκ τούτου, ο Καμπανέλλης προτείνει τη δική του εκδοχή για την πρόσληψη του αρχαίου μύθου από το σύγχρονο κοινό. Ξεπερνώντας το παραδοσιακό μονοδιάστατο σημαινόμενο της τύχης της οικογένειας των Ατρειδών και των Λαβδακιδών, προβάλλει τους υποκειμενικούς παράγοντες που ρυθμίζουν τη συμμετοχή του ατόμου στην πορεία των γεγονότων Κατ’ αυτόν τον τρόπο, παρουσιάζεται παραστατικά η μοίρα του σύγχρονου ελληνισμού και προβάλλονται οι συνθήκες οι οποίες διαμόρφωσαν την ιδιάζουσα πραγματικότητα της νεότερης Ελλάδας. </text:p>
      <text:p text:style-name="P26"/>
      <text:p text:style-name="P26"/>
      <text:p text:style-name="P26"/>
      <text:p text:style-name="P9"/>
      <text:p text:style-name="P53"><text:span text:style-name="T25">Δ</text:span><text:span text:style-name="T27">ομικές</text:span><text:span text:style-name="T25"> </text:span><text:span text:style-name="T26">αποκλίσεις</text:span><text:span text:style-name="T17"> </text:span></text:p>
      <text:p text:style-name="P60"/>
      <text:p text:style-name="P61">Ο Καμπανέλλης συνδέει τις τραγωδίες Οιδίπους Τύρρανος και Αντιγόνη για να δείξει όχι πλέον την τραγικότητα του μύθου, αλλά αυτή της ζωής. Επικεντρώνεται στο πυρήνα του δράματος στοχεύοντας σε κάτι διαχρονικό. «Ο βασικός, λοιπόν, πυρήνας στον Οιδίποδα Τύραννο, όσο «αυθαίρετο» κι αν θεωρηθεί, με δεδομένη την παράδοση των κειμένων, συνδέεται με τη δράση της Αντιγόνης, αποτελώντας μια νέα αφετηρία για δραματική και τραγική ένταση στο διακείμενο αυτό του Καμπανέλλη». </text:p>
      <text:p text:style-name="P61"/>
      <text:p text:style-name="P61">Το σκηνικό τοποθετείται σε μια πάροδο των Θηβών και όχι στο κέντρο των εξελίξεων, στο παλάτι του Οιδίποδα. Στο μικρό εκείνο «πέριξ» των «Θηβών» της οικογένειας των Λαβδακιδών συντελείται μια άλλη τραγική ιστορία, με αθώα θύματα της τύχης ή της μοίρας «Όπως δηλώνει και ο τίτλος, συνδυάζονται σύγχρονη εποχή και αρχαίο θέατρο, γιατί η «πάροδος» είναι μεν η πλαϊνή είσοδος στην ορχήστρα του αρχαίου θεάτρου αλλά και το «σοκάκι», το στενό που οδηγεί στην «οδό», το μεγαλύτερο δρόμο, το δρομάκι δηλαδή όπου μένουν οι ασήμαντοι» . Στο επίκεντρο του έργου βρίσκεται ο βοσκός ο οποίος πήρε τον Οιδίποδα και αντί να τον σκοτώσει τον έδωσε σε μια άτεκνη οικογένεια. Η πλοκή κινείται γύρω από αυτόν και την οικογένειά του. Ο Καμπανέλλης με δεξιοτεχνία πραγματοποιεί μια ιδιαίτερα επιτυχημένη σύζευξη των επιμέρους δεδομένων του μύθου των Λαβδακιδών: συνδέει δύο δευτερεύοντα πρόσωπα από τις τραγωδίες Οιδίπους Τύραννος και Αντιγόνη του Σοφοκλή∙ ο υπέργηρος Θεράπων, εκείνος ο βοσκός που παρέδωσε τον Οιδίποδα σ’ έναν φίλο του βοσκό και αυτός με τη σειρά του στον άτεκνο βασιλιά της Κορίνθου να τον μεγαλώσει σαν παιδί του και αναγκάζεται να αναγνωρίσει τον Οιδίποδα, είναι ο πατέρας του φύλακα που επιτηρούσε, μαζί με άλλους το πτώμα του Πολυνείκη, κι αναγκάστηκε μετά από κλήρο να πάει το μήνυμα στον Κρέοντα ότι η Αντιγόνη έθαψε τον αδερφό της.</text:p>
      <text:p text:style-name="P62"/>
      <text:p text:style-name="P62">Ο μύθος, έτσι όπως τον πραγματεύτηκαν οι τρεις τραγικοί, δεν έχει αλλάξει σε τίποτα βασικό. Διαφοροποίηση υπάρχει στην άρνηση Θεράποντα να δεχτεί την ¨επίσημη¨ εκδοχή του μύθου και υποστηρίζει ότι ο Λάιος δε δολοφονήθηκε από του Οιδίποδα, αλλά από τη συνωμοτική ομάδα του Κρέοντα. Πρεσβεύει, επίσης, ότι ο Οιδίποδας δεν έκανε παιδιά με την Ιοκάστη, αφού αυτή είχε γεράσει και δε μπορούσε πια να τεκνοποιήσει, Επίσης, φαίνεται να γνωρίζει ότι η Ιοκάστη ζει στη Σκύρο και ο Οιδίπους στην Κόρινθο, χωρίς για όλα αυτά να γίνεται πιστευτός. </text:p>
      <text:p text:style-name="P62"/>
      <text:p text:style-name="P64"><text:soft-page-break/><text:span text:style-name="T5">Επινόηση του Καμπανέλλη αποτελεί και ο σκηνικός χώρος, ο οποίος επιλέγεται για να εξελιχθεί η δράση. Η λειτουργία της Ορχήστρας του αρχαίου θεάτρου είναι παρούσα, η Ορχήστρα όμως στην Πάροδο Θηβών δεν είναι η αγορά, αλλά η αυλή, «φτιαγμένη με ξερολιθιά» και είναι το σημείο όπου ο εξωτερικός χώρος γίνεται εσωτερικός και αντίστροφα∙ <text:s/>ο Περαστικός περιγράφει «το σκηνικό που δεν έχουμε»μπαίνει ανεμπόδιστα στην αυλή και βγάζει νερό από το πηγάδι και έτσι </text:span>εκθέτει στον Φύλακα τα γεγονότα της Θήβας. Το όριο της αυλής είναι η ξύλινη αυλόπορτα, και αποδεικνύεται καθοριστικό, αφού όποιος το περνά δεν επιστρέφει. </text:p>
      <text:p text:style-name="P64"/>
      <text:p text:style-name="P64">Ο συζυγικός καυγάς, τον οποίο εξαπολύει η φαρμακόγλωσση γυναίκα του Φύλακα και τον κατηγορεί για την γρουσουζιά του, και η περιέργεια της κόρης τους, που με τις επίμονες ερωτήσεις της ζητά να μάθει όσα της κρύβουν, συνιστούν τους δραματουργικούς μοχλούς της αποκάλυψης των μυστικών που περιβάλλουν Θεράποντα και Φύλακα. Η κόρη κινεί τα νήματα ώστε να ξετυλιχτεί το κουβάρι σχετικά με τα δρώμενα που, ενώ εκ πρώτης όψεως φαίνονται ασήμαντα, ωστόσο, πυροδότησαν σημαντικές αλλαγές τόσο στις ζωές των μεγάλων όσο και των μικρών.</text:p>
      <text:p text:style-name="P64"/>
      <text:p text:style-name="P64"><text:s/>Κοιτώντας τον μύθο από άλλη οπτική, ο Καμπανέλλης ενδιαφέρεται για γεγονότα τα οποία δεν απασχόλησαν ιδιαίτερα τον σοφόκλειο μύθο, όπως το συμβάν με τη μεταφορά του μαντάτου σχετικά με την ταφή του Πολυνείκη από την Αντιγόνη και την αντίδραση του Κέοντα, η επιλογή του βοσκού ως κατάλληλου προσώπου να σκοτώσει το μωρό-Οιδίποδα, αναμνήσεις του φύλακα από τα παιδικά χρόνια της Αντιγόνης, των αδερφών της και του Αίμωνα. Φωτίζει με τέτοιο τρόπο το έργο του ώστε να αποκαλυφθούν, εκτός από την απλή και ανθρώπινη πλευρά των φτωχών αυτών ανθρώπων, και η ανθρώπινη πλευρά των ισχυρών. </text:p>
      <text:p text:style-name="P27"><text:s text:c="2"/></text:p>
      <text:p text:style-name="P10"/>
      <text:p text:style-name="P7">Τα πρόσωπα του Έργου</text:p>
      <text:p text:style-name="P24"/>
      <text:p text:style-name="P48"><text:span text:style-name="T30">Στο μονόπρακτο του Καμπανέλλη κύρια πρόσωπα δεν είναι πλέον ο Οιδίποδας και η Ιοκάστη, αλλά άτομα απλά και καθημερινά. Στην αρχή του έργου, την εμφάνιση του κάνει ένας ηθοποιός- περαστικός, ο οποίος, σε συνθήκες πρόβας για μία ακόμη φορά, θα δώσει το σύνθημα για την έναρξη της πλοκής γύρω από τον Οιδίποδα, την Αντιγόνη, τον Κρέοντα και την Ιοκάστη. Φτάνει σ’ </text:span><text:span text:style-name="T16">ένα φτωχόσπιτο σε μια πάροδο στη Θήβα και εκεί συναντά τον Φύλακα του Κρέοντα και την οικογένειά του. Ο ηθοποιός- περαστικός αποχωρεί μόνο όταν έχουν εγκατασταθεί πλήρως οι προϋποθέσεις δράσης, όταν δηλαδή έχουν εξέλθει στη σκηνή όλα τα δραματικά </text:span>πρόσωπα και έχουν έχουμε ενημερωθεί πλήρως για τον τόπο, το χρόνο και τα γεγονότα που έχουν προηγηθεί∙ ο πολύ επιφυλακτικός και φοβισμένος Φύλακας προσπαθεί να του εκμαιεύσει τα διαδραματιζόμενα στη Θήβα. Μετά τα γεγονότα της τραγωδίας και την κάμψη του Κρέοντα και τις τόσες αυτοκτονίες στο οικογενειακό του περιβάλλον, οι πολιτικοί του αντίπαλοι προσπαθούν να του πάρουν την εξουσία. Καθίσταται λοιπόν το όργανο του συγγραφέα μέσω του οποίου δηλώνεται η νέα αντιμετώπιση του μύθου, η νέα προσέγγιση του Καμπανέλλη. Αυτό μαρτυρούν και τα λόγια του: «κάτι τέτοια δράματα γίνονται πότε-πότε, δεν είναι το πρώτο ούτε το δεύτερο, όμως επειδή δεν είναι γιοι Κρέοντα και κόρες Οιδίποδα ούτε τους ακούς ποτέ, ούτε τους λυπάσαι, μένουν στην αφάνεια…!» </text:p>
      <text:p text:style-name="P48"/>
      <text:p text:style-name="P49">Η γυναίκα του Φύλακα είναι η πρώτη που εμφανίζεται στη σκηνή και κύριο χαρακτηριστικό της είναι η βιαιότητα με την οποία αντιμετωπίζει τον ξένο και τους δικούς της ανθρώπους., αφού, μετά την εξιστόρηση των γεγονότων που διαδραματίζονται στη Θήβα, αντιλαμβάνεται ότι οι συνέπειες από την εμπλοκή της οικογενείας της στα γεγονότα της Θήβας εξακολουθούν να υπάρχουν. Κατηγορεί τον άντρα της για δειλία, ανικανότητα και αναποφασιστικότητα, αφού ήταν αυτός που μετέφερε το μήνυμα στον Κρέοντα πως η Αντιγόνη έθαψε τον Πολυνείκη. Ακόμη, κατακρίνει και το γέρο Θεράποντα, ο οποίος με την πράξη του έγινε αιτία να πραγματοποιηθεί ο χρησμός και να ξεκινήσουν όλα τα δεινά της οικογένειάς τους. Αγωνιά για το γιο της που έχει ήδη φύγει και <text:soft-page-break/>βρίσκεται στη Θήβα, έχοντας πολιτικοποιηθεί και έχοντας, ίσως, πάρει την πλευρά των αντιπάλων του Κρέοντα. </text:p>
      <text:p text:style-name="P49"/>
      <text:p text:style-name="P49">Η εμμονή της Γυναίκας στην αποκάλυψη της αλήθειας για να το ξορκίσει και να διδάξει τα παιδιά της να απεμπλακούν από την κακορίζικη μοίρα τους («δε θέλω να ακούσει εμένα, εσάς θέλω να ακούσει και αυτή και ο άλλος για να μη σας μοιάσουνε..!» , αποδεικνύεται ως απάνθρωπη πράξη που θα στραφεί εναντίον της και θα την τιμωρήσει προσπαθεί να καταστρέψει τους προσωπικούς μύθους των πληγωμένων προσώπων που προσπαθούν να ξεχάσουν ή να μεθερμηνεύσουν τις τραυματικές εμπειρίες τους και διαπράττει ύβρη. Τρέμει μήπως η Κόρη της την εγκαταλείψει όπως και ο Γιός της, αλλά είναι η ίδια που εξωθεί εκεί τα γεγονότα. Κι ενώ πριν απειλούσε πως «…μη σαλέψεις, σε σκότωσα! δε μου φτάνει η αγωνία του ενού…; (φράζει το δρόμο προς την εξώπορτα) …μη σε δω και πλησιάσεις την πόρτα, σε ξεμάλλιασα… (στον άντρα της).. κοίτα μη φύγει αυτή, θα δέσω ένα σκοινί να κρεμαστώ…!» , η αλήθεια, που τόσο πολύ προσπάθησε να φέρει στο φως λειτούργησε καταστροφικάόπως έδιωξε και την Κόρη της, έτσι διώχνει και τον Άντρα της. Οι ψυχολογικές διακυμάνσεις της γυναίκας στην τελευταία σκηνή, την ανάγουν σε τραγικό πρόσωπο αφού από την ματαίωση, όταν αντιλαμβάνεται ότι οι αποκαλύψεις που έγιναν δεν έφεραν το επιθυμητό αποτέλεσμα, οδηγείται στην συγκατάβαση και στην αποδοχή. Όμως είναι πια πολύ αργά. </text:p>
      <text:p text:style-name="P49"/>
      <text:p text:style-name="P49">Η Κόρη της έφυγε και ξεστομίζοντας στον άντρα της λόγια οργισμένα και σκληρά («θα σε πνίξω αν δε μου τη φέρεις») καταλήγει στην απόγνωση και στην απελπισία, αφού συνειδητοποιεί ότι απέμεινε μόνη, χωρίς τους δικούς της ανθρώπους. «Η Γυναίκα βρίσκεται στην αχλύ της Ιοκάστης: οι συγγενείς της βασίλισσας πεθαίνουν ή αυτοτυφλώνονται, ενώ της αγρότισσας φεύγουν προς τη Θήβα και, σύμφωνα με τους υπαινιγμούς, δεν ξαναγυρίζουν». Ωστόσο, η Ιοκάστη του Σοφοκλή, μολονότι αντιλήφθηκε πρώτη την αλήθεια, προσπάθησε να την αποκρύψει, προτρέποντας τον Οιδίποδα να σταματήσει την έρευνα, ενώ αντίθετα η Γυναίκα είναι αυτή που επιδιώκει με κάθε τρόπο να φανερωθεί η αλήθεια. </text:p>
      <text:p text:style-name="P48"/>
      <text:p text:style-name="P48">Η Κόρη είναι εφεύρεση του ίδιου του Καμπανέλλη, όπως και η Γυναίκα, διαφοροποιείται όμως ως προς αυτήν, αφού φέρει όνομα, λέγεται Ηρώ, όνομα που αφενός μεν ανακαλεί στην μνήμη την ερωτική σχέση ανάμεσα στην Ηρώ και στον Λέανδρο, <text:s/>-η ίδια υπερασπίζεται με θέρμη τη σχέση της Αντιγόνη και του Αίμωνα -, αφετέρου δε η παρωνυμία του ονόματος Ηρώ με τη λέξη ήρως μπορεί να συνειρμικά να μας οδηγήσει στη σχέση που μπορεί να υπάρχει ανάμεσα στους ήρωες της αρχαίας τραγωδίας και στα δραματικά πρόσωπα του έργου. Θέλει να αποφύγει τις μοιραίες πράξεις της οικογένειας, του πατέρα και του παππού, την κληρονομική κακοτυχία. Πασχίζει να μάθει για τη γενιά της («παιδί σας δεν είμαι, δεν έχω δικαίωμα να ξέρω ποιοι είστε και ποια είμαι…;», σ.84), όπως και ο Οιδίποδας στον Οιδίποδα Τύραννο. Με την εξιστόρηση των όσων διαδραματίστηκαν, η κόρη κατανοεί ότι και ο πατέρας της και ο παππούς της φέρουν μερίδιο ευθύνης αφού με τη δική τους συμμετοχή συντέλεσαν στη συγκεκριμένη τροπή των γεγονότων, όμως δεν έχουν συνειδητοποιήσει το μέγεθος της ευθύνης τους. Διακειμενικά, ταυτίζεται με την Αντιγόνη στην ομώνυμη τραγωδία του Σοφοκλή, αφού παρουσιάζεται ως μια επαναστάτρια κόρη που αποφασίζει να χαράξει τη δική της πορεία όταν αντιλαμβάνεται ότι δε θέλει να γίνει άθυρμα της μοίρας, αλλά να δράσει συνειδητά, σύμφωνα με τα δικά της πιστεύω, έχοντας πλέον γνώση. </text:p>
      <text:p text:style-name="P48"/>
      <text:p text:style-name="P48">Ο Φύλακας αφηγείται τη δική του ιστορία και έτσι ξεδιπλώνεται το αναπόδραστο της μοίρας του. Επιλέγεται μέσω κλήρου να παραδώσει το κακό μαντάτο στον Κρέοντα, όμως ο ίδιος είχε προτείνει να μπει κλήρος .δικαιολογεί την πράξη του και την αποδίδει σε μοιραίο γεγονός. Οι επιλογές του καθορίζονται από την προσπάθειά του να σώσει την οικογένειά του και θεωρεί πως ήταν υποχρέωσή του να υπακούσει στις αποφάσεις της εξουσίας αναπόφευκτα, ο Κρέων θα μάθαινε την αλήθεια, δεν ήταν διατεθειμένος να την πληρώσει ο ίδιος αντί για τους άλλους. </text:p>
      <text:p text:style-name="P48"/>
      <text:p text:style-name="P48">Όπως ο Φύλακας, έτσι και ο Θεράπων ανέλαβε να φέρει εις πέρας μια διαταγή, όμως ο δεύτερος αρνήθηκε να συμμορφωθεί και να σκοτώσει το βρέφος που του εμπιστεύτηκε η Ιοκάστη. Οι <text:soft-page-break/>συνέπειες από την απόφασή του αυτή ήταν ανυπολόγιστες αφού στη συνέχει υπέστη φοβερά βασανιστήρια μέχρι να μαρτυρήσει τη βασιλική ταυτότητα του βρέφους που δε σκότωσε αλλά έσωσε. </text:p>
      <text:p text:style-name="P48"/>
      <text:p text:style-name="P48">Ο φύλακας και ο Θεράπων είναι άγγελοι ολέθριων και μοιραίων κακών που οδήγησαν σε πραγματικές τραγωδίες. Είναι πρόσωπα τραγικά γιατί και οι δύο είναι αθώοι. Οδηγημένοι από ην ανάγκη της επιβίωσης τη δική τους και της οικογένειάς τους βρέθηκαν στην ευάλωτη θέση όπου έπρεπε να πράξουν κατά την κρίση τους, «και επέφεραν χωρίς να το ξέρουν (Θεράπων) και χωρίς να μπορούν να κάνουν αλλιώς (Φύλακας) τη μοιραία καταστροφή σε ανθρώπους «αθώους», τον Οιδίποδα και την Αντιγόνη». </text:p>
      <text:p text:style-name="P48"/>
      <text:p text:style-name="P48"><text:s text:c="14"/></text:p>
      <text:p text:style-name="P48"/>
      <text:p text:style-name="P10"/>
      <text:p text:style-name="P12">Θέματα, Μοτίβα, Μυθήματα</text:p>
      <text:p text:style-name="P13"/>
      <text:p text:style-name="P15"/>
      <text:p text:style-name="P63">Ο Καμπανέλλης προτείνει τη δική του εκδοχή για την πρόσληψη του μύθου των Λαβδακιδών. Όπως επισημαίνει και ο ίδιος, στόχος του ήταν να αναδείξει μέσα από της παραστάσεις του το «χορό της φτωχολογιάς, των μεροκαματιάριδων. Εκείνων που με μόνη ενοχή την ανελέητη ανάγκη του μεροκάματου, βρίσκονται να έχουν κοινή μοίρα με τους αφέντες τους. Αλλά αυτοί για ένα κομμάτι ψωμί». «Επινοώντας να αντιστοιχήσει τρεις γενιές των αρχόντων (Λάιος, Οιδίποδας, Αντιγόνη) με τρεις γενιές πληβείων (Θεράπων, Φύλακας, Κόρη), πετυχαίνει να μας δείξει τον απόηχο της τραγωδίας στη χαμοζωή των μικρών». Θα μπορούσαμε ένα πούμε πως αφετηρία για αυτή τη σύλληψη του Καμπανέλλη, αποτελούν οι στίχοι 763-764 του Οιδίποδος Τυράννου, όπου η Ιοκάστη εξαίρει το δούλο της («Σα σκλάβος άξιζε αυτή και πιο μεγάλη χάρη»). Σε πολλά σημεία του έργου Πάροδος Θηβών, διαπιστώνουμε ότι ο Καμπανέλλης συμπλέκει γεγονότα και κάνει αναδρομές στο παρελθόν. Ο Φύλακας περιγράφει μια σκηνή όταν ήταν μαζί με τα παιδιά του Οιδίποδα και του Κρέοντα και μέσα από την τρυφερή αυτή στιγμή αναφαίνονται τα αισθήματα συμπάθειας που έτρεφε γι’ αυτά. «εκείνα παίζανε όλα μαζί στον κήπο, η Αντιγόνη, η Ισμήνη, ο Ετεοκλής, ο Πολυνείκης, ο Αίμονας…βέβαια…!τα πρόσεχα να μη σκαρφαλώνουνε στα δέντρα και πέσουνε, να μη βουτήξουνε σε καμιά στέρνα και βραχούνε και κρυολογήσουνε… ήτανε ζωηρά παιδιά, πού ζωηρά…!». (σ. 79-80) </text:p>
      <text:p text:style-name="P63"/>
      <text:p text:style-name="P65"><text:span text:style-name="T6">Το συγκεκριμένο μονόπρακτο αποτελεί δείγμα για το πώς ο Καμπανέλλης πραγματεύεται θέματα όπως το αναπόδραστο της μοίρας. Κυρίαρχη ιδέα στο έργο του Καμπανέλλη είναι ότι οι πράξεις των ανθρώπων, οι οποίες αποτελούν προϊόντα της ελεύθερης βούλησης, έχουν τη δυνατότητα να προκαλέσουν απρόσμενες καταστάσεις, τόσο στους ίδιους όσο και στο οικογενειακό τους περιβάλλον. Ενώ οι αποφάσεις συνδέονται με την ελεύθερη βούληση, στην πραγματικότητα υπαγορεύονται από μια αναγκαιότητα που διέπει τα πάντα. Το μωρό Οιδίποδας δίνεται στο βοσκό από τον Θεράποντα για να προστατευθεί, χωρίς όμως να σκεφτεί ο ίδιος ότι ο Οιδίποδας θα επέστρεφε στη Θήβα ενεργοποιώντας μια σειρά απρόσμενων </text:span>γεγονότων. Παρ’ όλη τη καλοπροαίρετη στάση του Θεράποντα, δεν είναι ικανός να αλλάξει αυτό που έχει ήδη οριστεί από τη μοίρα. Το ίδιο συμβαίνει και στην περίπτωση του Φύλακα. Ο Φύλακας επιλέγεται να ανακοινώσει στον Κρέοντα τα γεγονότα σχετικά με την Αντιγόνη, παρ’ όλο που ο ίδιος δεν έχει σκοπό να συμμετάσχει στις έριδες των Λαβδακιδών. Η μοίρα δηλώνει και στις δυο περιπτώσεις την παρουσία της και η τραγικότητα υπάρχει στη ζωή κάθε ανθρώπου, μπορεί να εμφανιστεί και στους μεγάλους και στους μικρούς, και στα παλάτια αλλά και στα χαμόσπιτα, στους μικρούς δρόμους. </text:p>
      <text:p text:style-name="P65"/>
      <text:p text:style-name="P65">Ο Πεφάνης υποστηρίζει ότι «τα τραγικά πρόσωπα είναι στο βάθος αθώα, ριζικά αθώα, γι’ αυτό είναι και τραγικά». Το θέμα της ενοχής και της αθωότητας στον μύθο του Σοφοκλή αλλά και σε αυτό το έργο του Καμπανέλλη είναι ένα από τα βασικότερα. Όλοι οι ήρωες του Σοφοκλή, ειδομένοι <text:soft-page-break/>από μία πλευρά είναι αθώοι. Το ίδιο συμβαίνει και με τους ήρωες του Καμπανέλλη και γι’ αυτό το λόγο έχουν ήσυχη τη συνείδησή τους γι’ αυτά που έκαναν. Ωστόσο, διαπράττουν ύβρη και έπεται η νέμεση και η τιμωρία. Πού όμως είναι η αλήθεια; Η αλήθεια έχει αμείλικτη διαλεκτική: η Γυναίκα αγωνίζεται για να λάμψει η αλήθεια στο φως σε μια προσπάθεια να ξορκίσει το κακό, όμως στη συγκεκριμένη περίπτωση, η αλήθεια δε λυτρώνει αλλά καταστρέφει. Αντίθετα, ο μύθος ως επινοημένη ιστορία μερικές φορές εξισορροπεί και απαλύνει τον πόνο και τις τύψεις. Η παραμόρφωση των γεγονότων από τον Θεράποντα και τον Φύλακα προκύπτει από μια εσωτερική υπαρξιακή ανάγκη να ξεχάσουν ή να μεθερμηνεύσουν τις τραυματικές εμπειρίες τους για να βρουν την εσωτερική γαλήνη. «Γι’ αυτό και στον Καμπανέλλη οι αλήθειες και οι πραγματικότητες, συλλογικές και ατομικές, είναι σχεδόν πάντα διαλεκτικές, συμφυρμένες με μύθους και ψεύδη. Ο καθένας τα βλέπει κάπως διαφορετικά και έχουν δίκιο όλοι».Τόσο ο Θεράπων, όσο και ο Φύλακας είναι επαναπαυμένοι στις ερμηνείες που οι ίδιοι επινόησαν χωρίς να μπορούν να καταλάβουν το μέγεθος τις καταστροφής που προκάλεσαν αφού αυτοί είναι υποταγμένοι σε όποιον τάχθηκαν να υπηρετούν.</text:p>
      <text:p text:style-name="P65"/>
      <text:p text:style-name="P65">Ακόμη, πρέπει να τονιστεί το γεγονός ότι η μοίρα δεν ασχολείται μόνο με τους ήρωες και τους πρωταγωνιστές, όπως ο Οιδίποδας, η Αντιγόνη, ο Κρέοντας και η Ιοκάστη αλλά και με τους καθημερινούς ανθρώπους. Και αυτοί έρχονται αντιμέτωποι με προβλήματα τα οποία καλούνται να επιλύσουν. Η μοίρα τους επηρεάζεται έντονα από τη μοίρα των πρωταγωνιστών και είναι εξίσου τραγική μ’ αυτών, αφού ακολουθούν οδηγίες άλλων χωρίς να έχουν τη δυνατότητα της ελεύθερης επιλογής. Κι αν οι αρχαίοι ήρωες είχαν να παλέψουν με μία δύναμη υπερβατική, στην οποία υποτάσσονταν ακόμη και οι αθώοι και συντρίβονταν αναδεικνύοντας το μεγαλείο της ψυχής και των φρονημάτων τους, ο Φύλακας στον Καμπανέλλη έχει να παλέψει για τη δουλειά του, για τη βόλεψή του. «Η τραγικότητα της ζωής χάνει οτιδήποτε μεταφυσικό και αποκτά ένα καθαρά ταξικό χαρακτήρα». Ο Καμπανέλλης με αυτόν τον αναχρονισμό (ο Φύλακας ενήργησε με βάση το φόβο για τη θέση στο δημόσιο ) μας μεταφέρει αυτομάτως στο σήμερα και μας δίνει το στίγμα του μεταπολεμικού ελληνικού θεάτρου. </text:p>
      <text:p text:style-name="P65"/>
      <text:p text:style-name="P50"/>
      <text:p text:style-name="P50"/>
      <text:p text:style-name="P72">Συμπεράσματα</text:p>
      <text:p text:style-name="P77"/>
      <text:p text:style-name="P79">Η πρόσληψη του αρχαίου δράματος</text:p>
      <text:p text:style-name="P80"/>
      <text:p text:style-name="P78">Το έργο, Πάροδος των Θηβών , μαζί με τα άλλα δύο έργα του Δείπνου, διαλέγεται με τον λογοτεχνικό μύθο, <text:span text:style-name="T31">που αποτελεί τον καμβά πάνω στον οποίο γράφτηκαν και τα έργα της αρχαιοελληνικής γραμματείας, κατά έναν τρόπο με που να συνηχεί με τους προβληματισμούς του 20ο αιώνα. Εκείνο που κομίζει ο Καμπανέλλης είναι η ψυχολογικά και κοινωνιολογικά ευαισθητοποιημένη ματιά του σύγχρονου δραματουργού. Ευφυέστατα μεταφέρει τις συνέπειες του μύθου από τους ισχυρούς άρχοντες των αρχαίων τραγικών στους αδύναμους δούλους τους. Πρόθεση του είναι να δείξει ότι την ίδια υποδιαίρεση μοίρας έχει και ο βασιλιάς και ο δούλος. </text:span><text:span text:style-name="T32">Τον ενδιαφέρει να φανεί πως μπαίνει μέσα στην ζωή και του τελευταίου ο δημόσιος βίος, η ζωή της πολιτείας, πως διαποτίζει την ζωή και του τελευταίου μεροκαματιάρη, του τελευταίου τροχού της αμάξης. Σε καμιά περίπτωση όμως δεν υποπίπτει στο αμάρτημα της καπηλείας </text:span><text:span text:style-name="T33">των συναισθημάτων.</text:span><text:span text:style-name="T32"> </text:span></text:p>
      <text:p text:style-name="P49"/>
      <text:p text:style-name="P49"/>
      <text:p text:style-name="P49"/>
      <text:p text:style-name="P11"/>
      <text:p text:style-name="P14">Αρχαία Τραγωδία</text:p>
      <text:p text:style-name="P49"/>
      <text:p text:style-name="P49"/>
      <text:p text:style-name="P49"><text:soft-page-break/>Σύμφωνα με τον Λιγνάδη, ο Αριστοτέλης στην Ποιητική του απαριθμεί έξι στοιχεία που χαρακτηρίζουν το ποιόν της τραγωδίας. Είναι ο μύθος, το ήθος, η διάνοια, η λέξις, το μέλος και η όψις. Από αυτά, σύμφωνα με τον Αριστοτέλη, η λέξις και το μέλος (δηλαδή η μουσική) είναι τα μέσα με τα οποία γίνεται η "μίμησις", η όψις είναι ο τρόπος που πραγματοποιείται η "μίμησις" και ο μύθος, το ήθος και η διάνοια το αντικείμενο της "μιμήσεως". Ο μύθος είναι η υπόθεση του, αυτό που λέμε εμείς σενάριο. Το ήθος είναι οι χαρακτήρες. Η διάνοια είναι η περιουσία των ιδεών που έχει ένα κείμενο και εκφράζονται μέσω των χαρακτήρων. Η λέξις είναι αυτό που λέμε η γλωσσική και ποιητική μετρική διατύπωση, η έκφραση γενικότερα. Το μέλος είναι η μουσική και τα τραγούδια ενώ η όψις είναι αυτό που βλέπουμε στον υποκριτή (σκευή, προσωπείο και ενδυμασία) και η σκηνογραφία. Κατά μία έννοια η όψις είναι αυτό που βλέπει ο θεατής επί σκηνής. Και καθώς αυτό συμπεριλαμβάνει και την κίνηση/χειρονομία αλλά και τον ήχο της φωνής και τον επιτονισμό και γενικότερα τον τρόπο που αποδίδεται το κείμενο και οι πράξεις, θα μπορούσαμε να ισχυριστούμε ότι όψις είναι σήμερα η σκηνοθεσία του κειμένου. Από αυτά, λέει ο Αριστοτέλης στην Ποιητική, μέγιστον είναι η των πραγμάτων σύστασις και εδώ δημιουργείται ένα θέμα. Οι περισσότεροι φιλόλογοι λένε ότι η των πραγμάτων σύστασις είναι ο μύθος, δηλαδή το θέμα που παίρνει ο ποιητής για να το κάνει θεατρικό έργο. Η άποψη του Λιγνάδη όμως είναι ότι εφόσον μιλάει για σύσταση πραγμάτων χωρίς να επαναλαμβάνει τη λέξη μύθος, η σύσταση πραγμάτων είναι αυτό που μπορεί ένας σκηνοθέτης να το καταλάβει πολύ εύκολα: Η σύσταση των πραγμάτων είναι το έργο και ολοκληρώνεται μέσα στη φύση του είδους που υπηρετεί. Ο ποιητής μπορεί να βάλει στο χαρτί του τα πάντα, την πλοκή, τα ήθη, τη διάνοια, τα λόγια, τα μέτρα, τους ρυθμούς και το μέλος. Εκείνο όμως που σύμφωνα με τον Λιγνάδη δεν μπορεί να βάλει στο χαρτί είναι η φωνή και η κίνηση. Αυτά μπορεί να τα εννοεί και να τα αναπαριστάνει ο αναγνώστης στην άπειρη φαντασία του κατ’ ατομική δυνατότητα, αλλά εκείνος που τα βλέπει και τα ακούει ως κοινός συνολικά αποδέκτης είναι ο θεατής. Η τέχνη του ποιητή τελειώνει εκεί που αρχίζει η τέχνη του υποκριτή. Το ποιητικόν ζώον πραγματώνει τον προορισμό της ενδελέχειάς του, που είναι η παράσταση.</text:p>
      <text:p text:style-name="P49"/>
      <text:p text:style-name="P49"/>
      <text:p text:style-name="P51"><text:s text:c="7"/></text:p>
      <text:p text:style-name="P73"/>
      <text:p text:style-name="P76"><text:span text:style-name="T3">Ομοιότητες</text:span> </text:p>
      <text:p text:style-name="P68"/>
      <text:p text:style-name="P69"/>
      <text:p text:style-name="P83">Σύνδεση των ιστοριών : <text:span text:style-name="T35">Οι τραγωδίες συνδέονται με το λογοτεχνικό έργο του Καμπανέλλη ως προς την πλοκή, το πίσω κείμενο.</text:span></text:p>
      <text:p text:style-name="P84">Λυπητερό τέλος : <text:span text:style-name="T37">Υπάρχει λυπητερό τέλος και στις 2 τραγωδίες και στο λογοτεχνικό έργο.</text:span></text:p>
      <text:p text:style-name="P84">Ο χρόνος και ο τόπος είναι ίδιος : <text:span text:style-name="T36">Μιλάμε για την ίδια χρονική περίοδο που συνέβησαν τα γεγονότα οι ήρωες είναι απλά δευτερεύοντα πρόσωπα που στο λογοτεχνικό έργο γίνονται κύρια.</text:span></text:p>
      <text:p text:style-name="P84">Επικρατεί φόβος και αγωνία : <text:span text:style-name="T36">Και στα 3 έργα αυτά είναι τα συναισθήματα που επικρατούν</text:span></text:p>
      <text:p text:style-name="P84">Ιδεολογικοί και αισθητικοί άξονες.</text:p>
      <text:p text:style-name="P67"/>
      <text:p text:style-name="P67"/>
      <text:p text:style-name="P67"/>
      <text:p text:style-name="P74"/>
      <text:p text:style-name="P75">Διαφορές</text:p>
      <text:p text:style-name="P28"/>
      <text:p text:style-name="P70"/>
      <text:p text:style-name="P71"><text:soft-page-break/></text:p>
      <text:p text:style-name="P81">Οι χαρακτήρες : <text:span text:style-name="T38">Οι χαρακτήρες δεν είναι ίδιοι με το</text:span><text:span text:style-name="T39">υς τραγικούς.</text:span></text:p>
      <text:p text:style-name="P82">Η κοινωνική τάξη.</text:p>
      <text:p text:style-name="P82">Η σκηνή που διαδραματίζονται τα έργα.</text:p>
      <text:p text:style-name="P82">Στην Πάροδο Θηβών δεν μιλάμε για μύθο.</text:p>
      <text:p text:style-name="P82">Δομή.</text:p>
      <text:p text:style-name="P16"/>
      <text:p text:style-name="P17">Ομοιότητες<text:span text:style-name="T41"> </text:span></text:p>
      <text:p text:style-name="P88"/>
      <text:p text:style-name="P17"/>
      <text:p text:style-name="P17"/>
      <text:p text:style-name="P17"/>
      <text:p text:style-name="P17">Διαφορές δημιουργών</text:p>
      <text:p text:style-name="P67"/>
      <text:p text:style-name="P67">Ο Σοφοκλής (496 π.Χ.- 406 π.Χ.) (Αρχαία Ελληνικά: Σοφοκλῆς ὁ Σοφίλλου ὁ ἐκ Κολωνοῦ) ήταν αρχαίος Έλληνας τραγωδός της κλασικής εποχής από την Αθήνα. Μαζί με τον Αισχύλο και τον Ευριπίδη, αποτελούν τους μόνους τραγικούς ποιητές των οποίων έχουν σωθεί ολοκληρωμένα έργα. Σύμφωνα με αρχαίες μαρτυρίες, φαίνεται ότι συνέγραψε περίπου 123 έργα από τα οποία παραδίδονται ολοκληρωμένες μόνο επτά τραγωδίες.</text:p>
      <text:p text:style-name="P16"/>
      <text:p text:style-name="P87">Ο Σοφοκλής ενδιαφέρθηκε για τα πολιτικά θέματα ενώ ο Καμπανέλλης για τα κοινωνικά.</text:p>
      <text:p text:style-name="P87">Ο Σοφοκλής ήταν τραγικός συγγραφέας ενώ ο Καμπανέλλης λογοτεχνικός.</text:p>
      <text:p text:style-name="P87">Ο Σοφοκλής ασχολήθηκε με μυθολογία ενώ ο Καμπανέλλης έγραψε ένα λογοτεχνικό κείμενο για να ταυτίσει τις δυσκολίες του τότε αιώνα με αυτές του σήμερα.</text:p>
      <text:p text:style-name="P87">Στα έργα του Σοφοκλή υπάρχει ερωτισμός ενώ ο Καμπανέλλης ασχολήθηκε κυρίως με κοινωνικά θέματα.</text:p>
      <text:p text:style-name="P16"/>
      <text:p text:style-name="P16"/>
      <text:p text:style-name="P16">Πηγές:</text:p>
      <text:p text:style-name="P18"/>
      <text:p text:style-name="P18"/>
      <text:p text:style-name="P25">Βιβλ<text:span text:style-name="T34">ίο</text:span>: &lt;&lt;ΘΕΑΤΡΟ&gt;&gt; τόμος ΣΤ’ από τον Ιάκωβο Καμπανέλλη, εκδόσεις ΚΈΡΔΟΣ. </text:p>
      <text:p text:style-name="P22"><text:a xlink:type="simple" xlink:href="https://el.wikipedia.org/wiki/Ιάκωβος_Καμπανέλλης" text:style-name="Internet_20_link" text:visited-style-name="Visited_20_Internet_20_Link"/></text:p>
      <text:p text:style-name="P22"><text:span text:style-name="T32">Διαδίκτυο: </text:span><text:a xlink:type="simple" xlink:href="https://el.wikipedia.org/wiki/Ιάκωβος_Καμπανέλλης" text:style-name="Internet_20_link" text:visited-style-name="Visited_20_Internet_20_Link">https://el.wikipedia.org/wiki/%CE%99%CE%AC%CE%BA%CF%89%CE%B2%CE%BF%CF%82_%CE%9A%CE%B1%CE%BC%CF%80%CE%B1%CE%BD%CE%AD%CE%BB%CE%BB%CE%B7%CF%82</text:a></text:p>
      <text:p text:style-name="P29"/>
      <text:p text:style-name="P23"><text:span text:style-name="T8"><text:s/></text:span><text:a xlink:type="simple" xlink:href="https://www.academia.edu/8336716/_Πάροδος_Θηβών_του_Ι_Καμπανέλλη_και_τα_διακείμενά_της" text:style-name="Internet_20_link" text:visited-style-name="Visited_20_Internet_20_Link"><text:span text:style-name="T8">https://www.academia.edu/8336716/_%CE%A0%CE%AC%CF%81%CE%BF%CE%B4%CE%BF%CF%82_%CE%98%CE%B7%CE%B2%CF%8E%CE%BD_%CF%84%CE%BF%CF%85_%CE%99_%CE%9A%CE%B1%CE%BC%CF%80%CE%B1%CE%BD%CE%AD%CE%BB%CE%BB%CE%B7_%CE%BA%CE%B1%CE%B9_</text:span></text:a><text:soft-page-break/><text:a xlink:type="simple" xlink:href="https://www.academia.edu/8336716/_Πάροδος_Θηβών_του_Ι_Καμπανέλλη_και_τα_διακείμενά_της" text:style-name="Internet_20_link" text:visited-style-name="Visited_20_Internet_20_Link"><text:span text:style-name="T8">%CF%84%CE%B1_%CE%B4%CE%B9%CE%B1%CE%BA%CE%B5%CE%AF%CE%BC%CE%B5%CE%BD%CE%AC_%CF%84%CE%B7%CF%82</text:span></text:a></text:p>
      <text:p text:style-name="P29"/>
      <text:p text:style-name="P31"><text:s/><text:a xlink:type="simple" xlink:href="http://www.kambanellis.gr/?page_id=105" text:style-name="Internet_20_link" text:visited-style-name="Visited_20_Internet_20_Link">http://www.kambanellis.gr/?page_id=105</text:a></text:p>
      <text:p text:style-name="P31"/>
      <text:p text:style-name="P31"><text:a xlink:type="simple" xlink:href="https://olympias.lib.uoi.gr/" text:style-name="Internet_20_link" text:visited-style-name="Visited_20_Internet_20_Link">https://olympias.lib.uoi.gr/</text:a></text:p>
      <text:p text:style-name="P31"/>
      <text:p text:style-name="P37"><text:a xlink:type="simple" xlink:href="https://nemertes.lis.upatras.gr/" text:style-name="Internet_20_link" text:visited-style-name="Visited_20_Internet_20_Link"><text:span text:style-name="T15">https://nemertes.lis.upatras.gr/</text:span></text:a></text:p>
      <text:p text:style-name="P37"><text:span text:style-name="T15"/></text:p>
      <text:p text:style-name="P37"><text:a xlink:type="simple" xlink:href="http://www.theatre.uoa.gr/didaktiko-dynamiko/epitimoi-didaktores/iakwbos-kampanellhs.html" text:style-name="Internet_20_link" text:visited-style-name="Visited_20_Internet_20_Link"><text:span text:style-name="T15">http://www.theatre.uoa.gr/didaktiko-dynamiko/epitimoi-didaktores/iakwbos-kampanellhs.html</text:span></text:a></text:p>
      <text:p text:style-name="P37"><text:span text:style-name="T15"/></text:p>
      <text:p text:style-name="P37"><text:span text:style-name="T15"/></text:p>
      <text:p text:style-name="P37"><text:a xlink:type="simple" xlink:href="http://artheatro.blogspot.com/2012/10/blog-post_9799.html" text:style-name="Internet_20_link" text:visited-style-name="Visited_20_Internet_20_Link"><text:span text:style-name="T15">http://artheatro.blogspot.com/2012/10/blog-post_9799.html</text:span></text:a></text:p>
      <text:p text:style-name="P37"><text:span text:style-name="T15"/></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Helvetica" svg:font-family="Helvetica, Arial, sans-serif"/>
    <style:font-face style:name="Roboto" svg:font-family="Roboto, Helvetica, Arial, sans-serif"/>
    <style:font-face style:name="ff262" svg:font-family="ff26, Georgia1, Georgia, s"/>
    <style:font-face style:name="ff26" svg:font-family="ff26, Georgia1, Georgia, serif"/>
    <style:font-face style:name="ff28" svg:font-family="ff28, Arial, Arial, Helvetica, sans-serif"/>
    <style:font-face style:name="sans-serif" svg:font-family="sans-serif"/>
    <style:font-face style:name="Arial2" svg:font-family="Arial" style:font-family-generic="swiss"/>
    <style:font-face style:name="ff261" svg:font-family="ff26, Georgia1, Georgia, 'Liberation Sans'" style:font-family-generic="swiss"/>
    <style:font-face style:name="Arial1" svg:font-family="Arial" style:font-family-generic="roman" style:font-pitch="variable"/>
    <style:font-face style:name="Constantia" svg:font-family="Constantia" style:font-family-generic="roman" style:font-pitch="variable"/>
    <style:font-face style:name="Gabriola" svg:font-family="Gabriol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1" svg:font-family="'Noto 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l" fo:country="G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l" fo:country="G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Προεπιλεγμένη_20_τεχνοτροπία_20_σχεδίασης" style:display-name="Προεπιλεγμένη τεχνοτροπία σχεδίασης"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Αντικείμενο_20_χωρίς_20_γέμισμα" style:display-name="Αντικείμενο χωρίς γέμισμα" style:family="paragraph" style:parent-style-name="Προεπιλεγμένη_20_τεχνοτροπία_20_σχεδίασης"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Αντικείμενο_20_χωρίς_20_γέμισμα_20_και_20_χωρίς_20_γραμμή" style:display-name="Αντικείμενο χωρίς γέμισμα και χωρίς γραμμή" style:family="paragraph" style:parent-style-name="Προεπιλεγμένη_20_τεχνοτροπία_20_σχεδίασης"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Τίτλος_20_Α4" style:display-name="Τίτλος Α4" style:family="paragraph" style:parent-style-name="A4" style:default-outline-level="">
      <style:text-properties style:font-name="Noto Sans" fo:font-family="'Noto Sans'" style:font-family-generic="roman" style:font-pitch="variable" fo:font-size="44pt" style:font-size-asian="44pt"/>
    </style:style>
    <style:style style:name="Επικεφαλίδα_20_Α4" style:display-name="Επικεφαλίδα Α4" style:family="paragraph" style:parent-style-name="A4" style:default-outline-level="">
      <style:text-properties style:font-name="Noto Sans" fo:font-family="'Noto Sans'" style:font-family-generic="roman" style:font-pitch="variable" fo:font-size="24pt" style:font-size-asian="24pt"/>
    </style:style>
    <style:style style:name="Κείμενο_20_Α4" style:display-name="Κείμενο Α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Τίτλος_20_Α0" style:display-name="Τίτλος Α0" style:family="paragraph" style:parent-style-name="A4" style:default-outline-level="">
      <style:text-properties style:font-name="Noto Sans" fo:font-family="'Noto Sans'" style:font-family-generic="roman" style:font-pitch="variable" fo:font-size="96pt" style:font-size-asian="96pt"/>
    </style:style>
    <style:style style:name="Επικεφαλίδα_20_Α0" style:display-name="Επικεφαλίδα Α0" style:family="paragraph" style:parent-style-name="A4" style:default-outline-level="">
      <style:text-properties style:font-name="Noto Sans" fo:font-family="'Noto Sans'" style:font-family-generic="roman" style:font-pitch="variable" fo:font-size="72pt" style:font-size-asian="72pt"/>
    </style:style>
    <style:style style:name="Κείμενο_20_Α0" style:display-name="Κείμενο Α0" style:family="paragraph" style:parent-style-name="A4" style:default-outline-level="">
      <style:text-properties style:font-name="Noto Sans" fo:font-family="'Noto Sans'" style:font-family-generic="roman" style:font-pitch="variable" fo:font-size="18pt" style:font-size-asian="18pt"/>
    </style:style>
    <style:style style:name="Γραφικό" style:family="paragraph" style:default-outline-level="">
      <style:text-properties style:font-name="Liberation Sans1" fo:font-family="'Liberation Sans'" style:font-family-generic="roman" style:font-pitch="variable" fo:font-size="18pt" style:font-name-asian="Tahoma"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Σχήματα" style:family="paragraph" style:parent-style-name="Γραφικό" style:default-outline-level="">
      <style:text-properties style:font-name="Liberation Sans1" fo:font-family="'Liberation Sans'" style:font-family-generic="roman" style:font-pitch="variable" fo:font-size="14pt" fo:font-weight="bold" style:font-size-asian="14pt" style:font-weight-asian="bold"/>
    </style:style>
    <style:style style:name="Γεμάτο" style:family="paragraph" style:parent-style-name="Σχήματα" style:default-outline-level="">
      <style:text-properties style:font-name="Liberation Sans1" fo:font-family="'Liberation Sans'" style:font-family-generic="roman" style:font-pitch="variable" fo:font-size="14pt" fo:font-weight="bold" style:font-size-asian="14pt" style:font-weight-asian="bold"/>
    </style:style>
    <style:style style:name="Γεμάτο_20_με_20_γαλάζιο" style:display-name="Γεμάτο με γαλάζιο" style:family="paragraph" style:parent-style-name="Γεμάτο"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Γεμάτο_20_με_20_πράσινο" style:display-name="Γεμάτο με πράσινο" style:family="paragraph" style:parent-style-name="Γεμάτο"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Γεμάτο_20_με_20_κόκκινο" style:display-name="Γεμάτο με κόκκινο" style:family="paragraph" style:parent-style-name="Γεμάτο"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Γεμάτο_20_με_20_κίτρινο" style:display-name="Γεμάτο με κίτρινο" style:family="paragraph" style:parent-style-name="Γεμάτο"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Με_20_περίγραμμα" style:display-name="Με περίγραμμα" style:family="paragraph" style:parent-style-name="Σχήματα" style:default-outline-level="">
      <style:text-properties style:font-name="Liberation Sans1" fo:font-family="'Liberation Sans'" style:font-family-generic="roman" style:font-pitch="variable" fo:font-size="14pt" fo:font-weight="bold" style:font-size-asian="14pt" style:font-weight-asian="bold"/>
    </style:style>
    <style:style style:name="Με_20_γαλάζιο_20_περίγραμμα" style:display-name="Με γαλάζιο περίγραμμα" style:family="paragraph" style:parent-style-name="Με_20_περίγραμμα" style:default-outline-level="">
      <style:text-properties fo:color="#355269" loext:opacity="100%" style:font-name="Liberation Sans1" fo:font-family="'Liberation Sans'" style:font-family-generic="roman" style:font-pitch="variable" fo:font-size="14pt" fo:font-weight="bold" style:font-size-asian="14pt" style:font-weight-asian="bold"/>
    </style:style>
    <style:style style:name="Με_20_πράσινο_20_περίγραμμα" style:display-name="Με πράσινο περίγραμμα" style:family="paragraph" style:parent-style-name="Με_20_περίγραμμα" style:default-outline-level="">
      <style:text-properties fo:color="#127622" loext:opacity="100%" style:font-name="Liberation Sans1" fo:font-family="'Liberation Sans'" style:font-family-generic="roman" style:font-pitch="variable" fo:font-size="14pt" fo:font-weight="bold" style:font-size-asian="14pt" style:font-weight-asian="bold"/>
    </style:style>
    <style:style style:name="Με_20_κόκκινο_20_περίγραμμα" style:display-name="Με κόκκινο περίγραμμα" style:family="paragraph" style:parent-style-name="Με_20_περίγραμμα" style:default-outline-level="">
      <style:text-properties fo:color="#c9211e" loext:opacity="100%" style:font-name="Liberation Sans1" fo:font-family="'Liberation Sans'" style:font-family-generic="roman" style:font-pitch="variable" fo:font-size="14pt" fo:font-weight="bold" style:font-size-asian="14pt" style:font-weight-asian="bold"/>
    </style:style>
    <style:style style:name="Με_20_κίτρινο_20_περίγραμμα" style:display-name="Με κίτρινο περίγραμμα" style:family="paragraph" style:parent-style-name="Με_20_περίγραμμα" style:default-outline-level="">
      <style:text-properties fo:color="#b47804" loext:opacity="100%" style:font-name="Liberation Sans1" fo:font-family="'Liberation Sans'" style:font-family-generic="roman" style:font-pitch="variable" fo:font-size="14pt" fo:font-weight="bold" style:font-size-asian="14pt" style:font-weight-asian="bold"/>
    </style:style>
    <style:style style:name="Γραμμές" style:family="paragraph" style:parent-style-name="Γραφικό" style:default-outline-level="">
      <style:text-properties style:font-name="Liberation Sans1" fo:font-family="'Liberation Sans'" style:font-family-generic="roman" style:font-pitch="variable" fo:font-size="18pt" style:font-size-asian="18pt"/>
    </style:style>
    <style:style style:name="Γραμμή_20_βέλους" style:display-name="Γραμμή βέλους" style:family="paragraph" style:parent-style-name="Γραμμές" style:default-outline-level="">
      <style:text-properties style:font-name="Liberation Sans1" fo:font-family="'Liberation Sans'" style:font-family-generic="roman" style:font-pitch="variable" fo:font-size="18pt" style:font-size-asian="18pt"/>
    </style:style>
    <style:style style:name="Γραμμή_20_με_20_παύλες" style:display-name="Γραμμή με παύλες" style:family="paragraph" style:parent-style-name="Γραμμές" style:default-outline-level="">
      <style:text-properties style:font-name="Liberation Sans1" fo:font-family="'Liberation Sans'" style:font-family-generic="roman" style:font-pitch="variable" fo:font-size="18pt" style:font-size-asian="18pt"/>
    </style:style>
    <style:style style:name="Title_7e_LT_7e_Gliederung_20_1" style:display-name="Title~LT~Gliederung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Title_7e_LT_7e_Gliederung_20_2" style:display-name="Title~LT~Gliederung 2" style:family="paragraph" style:parent-style-name="Title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Title_7e_LT_7e_Gliederung_20_3" style:display-name="Title~LT~Gliederung 3" style:family="paragraph" style:parent-style-name="Title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_7e_LT_7e_Gliederung_20_4" style:display-name="Title~LT~Gliederung 4" style:family="paragraph" style:parent-style-name="Title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_7e_LT_7e_Gliederung_20_5" style:display-name="Title~LT~Gliederung 5" style:family="paragraph" style:parent-style-name="Title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_7e_LT_7e_Gliederung_20_6" style:display-name="Title~LT~Gliederung 6" style:family="paragraph" style:parent-style-name="Title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_7e_LT_7e_Gliederung_20_7" style:display-name="Title~LT~Gliederung 7" style:family="paragraph" style:parent-style-name="Title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_7e_LT_7e_Gliederung_20_8" style:display-name="Title~LT~Gliederung 8" style:family="paragraph" style:parent-style-name="Title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_7e_LT_7e_Gliederung_20_9" style:display-name="Title~LT~Gliederung 9" style:family="paragraph" style:parent-style-name="Title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_7e_LT_7e_Titel" style:display-name="Title~LT~Titel" style:family="paragraph" style:default-outline-level="">
      <style:paragraph-properties fo:text-align="start" style:justify-single-word="false"/>
      <style:text-properties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Title_7e_LT_7e_Untertitel" style:display-name="Title~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Title_7e_LT_7e_Notizen" style:display-name="Title~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Title_7e_LT_7e_Hintergrundobjekte" style:display-name="Title~LT~Hintergrundobjekte" style:family="paragraph" style:default-outline-level="">
      <style:text-properties style:font-name="Liberation Sans1" fo:font-family="'Liberation Sans'"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Title_7e_LT_7e_Hintergrund" style:display-name="Title~LT~Hintergrund" style:family="paragraph" style:default-outline-level="">
      <style:text-properties style:font-name="Liberation Sans1" fo:font-family="'Liberation Sans'"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name-asian="Tahoma"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Αντικείμενα_20_παρασκηνίου" style:display-name="Αντικείμενα παρασκηνίου" style:family="paragraph" style:default-outline-level="">
      <style:text-properties style:font-name="Liberation Sans1" fo:font-family="'Liberation Sans'"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Παρασκήνιο" style:family="paragraph" style:default-outline-level="">
      <style:text-properties style:font-name="Liberation Sans1" fo:font-family="'Liberation Sans'"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Σημειώσεις"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Διάρθρωση_20_1" style:display-name="Διάρθρωση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Διάρθρωση_20_2" style:display-name="Διάρθρωση 2" style:family="paragraph" style:parent-style-name="Διάρθρωση_20_1" style:default-outline-level="">
      <style:paragraph-properties fo:margin-top="0.4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Διάρθρωση_20_3" style:display-name="Διάρθρωση 3" style:family="paragraph" style:parent-style-name="Διάρθρωση_20_2" style:default-outline-level="">
      <style:paragraph-properties fo:margin-top="0.3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Διάρθρωση_20_4" style:display-name="Διάρθρωση 4" style:family="paragraph" style:parent-style-name="Διάρθρωση_20_3" style:default-outline-level="">
      <style:paragraph-properties fo:margin-top="0.199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Διάρθρωση_20_5" style:display-name="Διάρθρωση 5" style:family="paragraph" style:parent-style-name="Διάρθρωση_20_4" style:default-outline-level="">
      <style:paragraph-properties fo:margin-top="0.101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Διάρθρωση_20_6" style:display-name="Διάρθρωση 6" style:family="paragraph" style:parent-style-name="Διάρθρωση_20_5" style:default-outline-level="">
      <style:paragraph-properties fo:margin-top="0.101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Διάρθρωση_20_7" style:display-name="Διάρθρωση 7" style:family="paragraph" style:parent-style-name="Διάρθρωση_20_6" style:default-outline-level="">
      <style:paragraph-properties fo:margin-top="0.101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Διάρθρωση_20_8" style:display-name="Διάρθρωση 8" style:family="paragraph" style:parent-style-name="Διάρθρωση_20_7" style:default-outline-level="">
      <style:paragraph-properties fo:margin-top="0.101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Διάρθρωση_20_9" style:display-name="Διάρθρωση 9" style:family="paragraph" style:parent-style-name="Διάρθρωση_20_8" style:default-outline-level="">
      <style:paragraph-properties fo:margin-top="0.101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_20_with_20_no_20_fill_20_and_20_no_20_line" style:display-name="Object with no fill and no line" style:family="paragraph" style:parent-style-name="Προεπιλεγμένη_20_τεχνοτροπία_20_σχεδίασης"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 style:family="paragraph" style:parent-style-name="Προεπιλεγμένη_20_τεχνοτροπία_20_σχεδίασης"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1" style:display-name="Accent 1" style:family="paragraph" style:parent-style-name="Accent"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2" style:display-name="Accent 2" style:family="paragraph" style:parent-style-name="Accent"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3" style:display-name="Accent 3" style:family="paragraph" style:parent-style-name="Accent"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ne_20_Column_7e_LT_7e_Gliederung_20_1" style:display-name="One Column~LT~Gliederung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One_20_Column_7e_LT_7e_Gliederung_20_2" style:display-name="One Column~LT~Gliederung 2" style:family="paragraph" style:parent-style-name="One_20_Column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ne_20_Column_7e_LT_7e_Gliederung_20_3" style:display-name="One Column~LT~Gliederung 3" style:family="paragraph" style:parent-style-name="One_20_Column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ne_20_Column_7e_LT_7e_Gliederung_20_4" style:display-name="One Column~LT~Gliederung 4" style:family="paragraph" style:parent-style-name="One_20_Column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ne_20_Column_7e_LT_7e_Gliederung_20_5" style:display-name="One Column~LT~Gliederung 5" style:family="paragraph" style:parent-style-name="One_20_Column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ne_20_Column_7e_LT_7e_Gliederung_20_6" style:display-name="One Column~LT~Gliederung 6" style:family="paragraph" style:parent-style-name="One_20_Column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ne_20_Column_7e_LT_7e_Gliederung_20_7" style:display-name="One Column~LT~Gliederung 7" style:family="paragraph" style:parent-style-name="One_20_Column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ne_20_Column_7e_LT_7e_Gliederung_20_8" style:display-name="One Column~LT~Gliederung 8" style:family="paragraph" style:parent-style-name="One_20_Column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ne_20_Column_7e_LT_7e_Gliederung_20_9" style:display-name="One Column~LT~Gliederung 9" style:family="paragraph" style:parent-style-name="One_20_Column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ne_20_Column_7e_LT_7e_Titel" style:display-name="One Column~LT~Titel" style:family="paragraph" style:default-outline-level="">
      <style:paragraph-properties fo:text-align="start" style:justify-single-word="false"/>
      <style:text-properties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One_20_Column_7e_LT_7e_Untertitel" style:display-name="One Column~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One_20_Column_7e_LT_7e_Notizen" style:display-name="One Column~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ne_20_Column_7e_LT_7e_Hintergrundobjekte" style:display-name="One Column~LT~Hintergrundobjekte" style:family="paragraph" style:default-outline-level="">
      <style:text-properties style:font-name="Liberation Sans1" fo:font-family="'Liberation Sans'"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One_20_Column_7e_LT_7e_Hintergrund" style:display-name="One Column~LT~Hintergrund" style:family="paragraph" style:default-outline-level="">
      <style:text-properties style:font-name="Liberation Sans1" fo:font-family="'Liberation Sans'"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Two_20_columns_7e_LT_7e_Gliederung_20_1" style:display-name="Two columns~LT~Gliederung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Two_20_columns_7e_LT_7e_Gliederung_20_2" style:display-name="Two columns~LT~Gliederung 2" style:family="paragraph" style:parent-style-name="Two_20_columns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Two_20_columns_7e_LT_7e_Gliederung_20_3" style:display-name="Two columns~LT~Gliederung 3" style:family="paragraph" style:parent-style-name="Two_20_columns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wo_20_columns_7e_LT_7e_Gliederung_20_4" style:display-name="Two columns~LT~Gliederung 4" style:family="paragraph" style:parent-style-name="Two_20_columns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wo_20_columns_7e_LT_7e_Gliederung_20_5" style:display-name="Two columns~LT~Gliederung 5" style:family="paragraph" style:parent-style-name="Two_20_columns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wo_20_columns_7e_LT_7e_Gliederung_20_6" style:display-name="Two columns~LT~Gliederung 6" style:family="paragraph" style:parent-style-name="Two_20_columns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wo_20_columns_7e_LT_7e_Gliederung_20_7" style:display-name="Two columns~LT~Gliederung 7" style:family="paragraph" style:parent-style-name="Two_20_columns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wo_20_columns_7e_LT_7e_Gliederung_20_8" style:display-name="Two columns~LT~Gliederung 8" style:family="paragraph" style:parent-style-name="Two_20_columns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wo_20_columns_7e_LT_7e_Gliederung_20_9" style:display-name="Two columns~LT~Gliederung 9" style:family="paragraph" style:parent-style-name="Two_20_columns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wo_20_columns_7e_LT_7e_Titel" style:display-name="Two columns~LT~Titel" style:family="paragraph" style:default-outline-level="">
      <style:paragraph-properties fo:text-align="start" style:justify-single-word="false"/>
      <style:text-properties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Two_20_columns_7e_LT_7e_Untertitel" style:display-name="Two columns~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Two_20_columns_7e_LT_7e_Notizen" style:display-name="Two columns~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Two_20_columns_7e_LT_7e_Hintergrundobjekte" style:display-name="Two columns~LT~Hintergrundobjekte" style:family="paragraph" style:default-outline-level="">
      <style:text-properties style:font-name="Liberation Sans1" fo:font-family="'Liberation Sans'"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Two_20_columns_7e_LT_7e_Hintergrund" style:display-name="Two columns~LT~Hintergrund" style:family="paragraph" style:default-outline-level="">
      <style:text-properties style:font-name="Liberation Sans1" fo:font-family="'Liberation Sans'"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Σύνδεσμος_20_διαδικτύου" style:display-name="Σύνδεσμος διαδικτύου" style:family="paragraph" style:default-outline-level="">
      <style:text-properties fo:color="#000080" loext:opacity="100%" style:font-name="Liberation Sans1" fo:font-family="'Liberation Sans'" style:font-family-generic="roman" style:font-pitch="variable" fo:font-size="12pt" style:text-underline-style="solid" style:text-underline-width="auto" style:text-underline-color="font-color"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20T22:48:40.878000000</meta:creation-date>
    <dc:date>2021-04-26T22:07:29.163000000</dc:date>
    <meta:editing-duration>PT14H55M42S</meta:editing-duration>
    <meta:editing-cycles>24</meta:editing-cycles>
    <meta:generator>LibreOffice/7.1.2.2$Windows_X86_64 LibreOffice_project/8a45595d069ef5570103caea1b71cc9d82b2aae4</meta:generator>
    <meta:document-statistic meta:table-count="0" meta:image-count="0" meta:object-count="0" meta:page-count="13" meta:paragraph-count="94" meta:word-count="5570" meta:character-count="36492" meta:non-whitespace-character-count="30933"/>
  </office:meta>
</office:document-meta>
</file>